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iberation Serif1" svg:font-family="'Liberation Serif'" style:font-pitch="variable"/>
    <style:font-face style:name="Tinos" svg:font-family="Tino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officeooo:paragraph-rsid="001c29b9"/>
    </style:style>
    <style:style style:name="P2" style:family="paragraph" style:parent-style-name="Standard" style:master-page-name="Standard">
      <style:paragraph-properties fo:margin-left="0in" fo:margin-right="0in" fo:margin-top="0in" fo:margin-bottom="0in" loext:contextual-spacing="false" fo:line-height="150%" fo:text-align="center" style:justify-single-word="false" fo:text-indent="0in" style:auto-text-indent="false" style:page-number="auto"/>
      <style:text-properties style:font-name="Times New Roman" fo:font-size="12pt" fo:language="id" fo:country="ID" fo:font-weight="bold" style:font-size-asian="12pt" style:font-weight-asian="bold" style:font-weight-complex="bold"/>
    </style:style>
    <style:style style:name="P3" style:family="paragraph" style:parent-style-name="Standard">
      <style:paragraph-properties fo:margin-left="0in" fo:margin-right="0in" fo:margin-top="0in" fo:margin-bottom="0in" loext:contextual-spacing="false" fo:line-height="150%" fo:text-align="center" style:justify-single-word="false" fo:text-indent="0in" style:auto-text-indent="false">
        <style:tab-stops/>
      </style:paragraph-properties>
      <style:text-properties style:font-name="Times New Roman" fo:language="id" fo:country="ID" officeooo:paragraph-rsid="001b691d"/>
    </style:style>
    <style:style style:name="P4" style:family="paragraph" style:parent-style-name="Standard">
      <style:paragraph-properties fo:margin-left="0in" fo:margin-right="0in" fo:margin-top="0in" fo:margin-bottom="0in" loext:contextual-spacing="false" fo:line-height="150%" fo:text-align="center" style:justify-single-word="false" fo:text-indent="0in" style:auto-text-indent="false"/>
      <style:text-properties style:font-name="Times New Roman" fo:language="id" fo:country="ID" officeooo:paragraph-rsid="001b691d"/>
    </style:style>
    <style:style style:name="P5" style:family="paragraph" style:parent-style-name="Standard">
      <style:paragraph-properties fo:margin-left="0in" fo:margin-right="0in" fo:margin-top="0in" fo:margin-bottom="0.1945in" loext:contextual-spacing="false" fo:line-height="150%" fo:text-align="justify" style:justify-single-word="false" fo:text-indent="0.3929in" style:auto-text-indent="false"/>
      <style:text-properties style:font-name="Times New Roman" fo:language="id" fo:country="ID"/>
    </style:style>
    <style:style style:name="P6" style:family="paragraph" style:parent-style-name="Standard">
      <style:paragraph-properties fo:margin-left="0in" fo:margin-right="0in" fo:margin-top="0in" fo:margin-bottom="0in" loext:contextual-spacing="false" fo:line-height="150%" fo:text-align="justify" style:justify-single-word="false" fo:text-indent="0.3929in" style:auto-text-indent="false"/>
      <style:text-properties style:font-name="Times New Roman" fo:language="id" fo:country="ID"/>
    </style:style>
    <style:style style:name="P7" style:family="paragraph" style:parent-style-name="Standard" style:master-page-name="">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ext-properties style:font-name="Times New Roman" fo:language="id" fo:country="ID" officeooo:paragraph-rsid="001c5506"/>
    </style:style>
    <style:style style:name="P8" style:family="paragraph" style:parent-style-name="Standard">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style:font-name="Times New Roman" fo:language="id" fo:country="ID" officeooo:paragraph-rsid="001c5506"/>
    </style:style>
    <style:style style:name="P9" style:family="paragraph" style:parent-style-name="Text_20_body" style:list-style-name="WWNum2">
      <loext:graphic-properties draw:fill="none"/>
      <style:paragraph-properties fo:margin-left="1.1811in" fo:margin-right="0in" fo:margin-top="0in" fo:margin-bottom="0.0972in" loext:contextual-spacing="false" fo:line-height="120%" fo:text-align="start" style:justify-single-word="false" fo:orphans="2" fo:widows="2" fo:text-indent="-0.3937in" style:auto-text-indent="false" fo:break-before="page" fo:background-color="transparent" style:punctuation-wrap="hanging" style:writing-mode="lr-tb"/>
      <style:text-properties style:font-name="Times New Roman" fo:language="id" fo:country="ID"/>
    </style:style>
    <style:style style:name="P10" style:family="paragraph" style:parent-style-name="Text_20_body">
      <loext:graphic-properties draw:fill="none"/>
      <style:paragraph-properties fo:margin-left="1.1811in" fo:margin-right="0in" fo:margin-top="0in" fo:margin-bottom="0.0972in" loext:contextual-spacing="false" fo:line-height="120%" fo:text-align="start" style:justify-single-word="false" fo:orphans="2" fo:widows="2" fo:text-indent="-0.3937in" style:auto-text-indent="false" fo:background-color="transparent" style:punctuation-wrap="hanging" style:writing-mode="lr-tb"/>
      <style:text-properties style:font-name="Times New Roman" fo:language="id" fo:country="ID"/>
    </style:style>
    <style:style style:name="P11" style:family="paragraph" style:parent-style-name="Text_20_body" style:list-style-name="WWNum2">
      <loext:graphic-properties draw:fill="none"/>
      <style:paragraph-properties fo:margin-left="1.1811in" fo:margin-right="0in" fo:margin-top="0in" fo:margin-bottom="0.0972in" loext:contextual-spacing="false" fo:line-height="120%" fo:text-align="start" style:justify-single-word="false" fo:orphans="2" fo:widows="2" fo:text-indent="-0.3937in" style:auto-text-indent="false" fo:background-color="transparent" style:punctuation-wrap="hanging" style:writing-mode="lr-tb"/>
      <style:text-properties style:font-name="Times New Roman" fo:language="id" fo:country="ID" officeooo:rsid="001f3f18" officeooo:paragraph-rsid="001f3f18"/>
    </style:style>
    <style:style style:name="P12" style:family="paragraph" style:parent-style-name="Text_20_body" style:list-style-name="L6">
      <loext:graphic-properties draw:fill="none"/>
      <style:paragraph-properties fo:margin-left="1.1811in" fo:margin-right="0in" fo:margin-top="0.1189in" fo:margin-bottom="0.1189in" loext:contextual-spacing="false" fo:line-height="150%" fo:text-align="justify" style:justify-single-word="false" fo:orphans="2" fo:widows="2" fo:text-indent="-0.3937in" style:auto-text-indent="false" fo:background-color="transparent" style:punctuation-wrap="hanging" style:writing-mode="lr-tb">
        <style:tab-stops>
          <style:tab-stop style:position="1.1772in"/>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4dce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13" style:family="paragraph" style:parent-style-name="Text_20_body" style:list-style-name="L6" style:master-page-name="">
      <loext:graphic-properties draw:fill="none"/>
      <style:paragraph-properties fo:margin-left="1.1811in" fo:margin-right="0in" fo:margin-top="0.1189in" fo:margin-bottom="0.1189in" loext:contextual-spacing="false" fo:line-height="150%" fo:text-align="justify" style:justify-single-word="false" fo:orphans="2" fo:widows="2" fo:text-indent="-0.3937in" style:auto-text-indent="false" style:page-number="auto" fo:background-color="transparent" style:punctuation-wrap="hanging" style:writing-mode="lr-tb">
        <style:tab-stops>
          <style:tab-stop style:position="1.1772in"/>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4dce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14" style:family="paragraph" style:parent-style-name="Text_20_body" style:list-style-name="L6" style:master-page-name="">
      <loext:graphic-properties draw:fill="none"/>
      <style:paragraph-properties fo:margin-left="1.1811in" fo:margin-right="0in" fo:margin-top="0.1189in" fo:margin-bottom="0.1189in" loext:contextual-spacing="false" fo:line-height="150%" fo:text-align="justify" style:justify-single-word="false" fo:orphans="2" fo:widows="2" fo:text-indent="-0.3937in" style:auto-text-indent="false" style:page-number="auto" fo:background-color="transparent" style:punctuation-wrap="hanging" style:writing-mode="lr-tb">
        <style:tab-stops>
          <style:tab-stop style:position="1.1772in"/>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ef970"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15" style:family="paragraph" style:parent-style-name="Text_20_body" style:list-style-name="L3">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tab-stop style:position="0.3945in"/>
        </style:tab-stops>
      </style:paragraph-properties>
      <style:text-properties style:font-name="Times New Roman" officeooo:paragraph-rsid="002d6a99"/>
    </style:style>
    <style:style style:name="P16" style:family="paragraph" style:parent-style-name="Text_20_body" style:list-style-name="L3" style:master-page-name="">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ab-stops>
          <style:tab-stop style:position="0.3945in"/>
        </style:tab-stops>
      </style:paragraph-properties>
      <style:text-properties style:font-name="Times New Roman" officeooo:paragraph-rsid="002d6a99"/>
    </style:style>
    <style:style style:name="P17" style:family="paragraph" style:parent-style-name="Text_20_body" style:list-style-name="L4">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tab-stop style:position="0.7917in"/>
        </style:tab-stops>
      </style:paragraph-properties>
      <style:text-properties fo:font-variant="normal" fo:text-transform="none" fo:color="#00000a" style:font-name="Times New Roman" fo:font-size="12pt" fo:letter-spacing="normal" fo:language="id" fo:country="ID" fo:font-style="italic" fo:font-weight="normal" officeooo:rsid="0022ba12" officeooo:paragraph-rsid="0022ba12"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P18" style:family="paragraph" style:parent-style-name="Text_20_body" style:list-style-name="L4" style:master-page-name="">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ab-stops>
          <style:tab-stop style:position="0.7917in"/>
        </style:tab-stops>
      </style:paragraph-properties>
      <style:text-properties fo:font-variant="normal" fo:text-transform="none" fo:color="#00000a" style:font-name="Times New Roman" fo:font-size="12pt" fo:letter-spacing="normal" fo:language="id" fo:country="ID" fo:font-style="italic" fo:font-weight="normal" officeooo:rsid="0022ba12" officeooo:paragraph-rsid="0022ba12"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P19" style:family="paragraph" style:parent-style-name="Text_20_body">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1d7cf5" officeooo:paragraph-rsid="002ba21d"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0" style:family="paragraph" style:parent-style-name="Text_20_body">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1" style:family="paragraph" style:parent-style-name="Text_20_body" style:list-style-name="L5">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2" style:family="paragraph" style:parent-style-name="Text_20_body" style:list-style-name="L5">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3cf11" officeooo:paragraph-rsid="0023cf11"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3" style:family="paragraph" style:parent-style-name="Text_20_body" style:list-style-name="L5">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ef970" officeooo:paragraph-rsid="002ef970" style:font-name-asian="Noto Sans CJK SC Regular" style:font-size-asian="12pt" style:language-asian="zh" style:country-asian="CN" style:font-style-asian="normal" style:font-weight-asian="normal" style:font-name-complex="Times New Roman1" style:font-size-complex="12pt" style:language-complex="hi" style:country-complex="IN" style:font-style-complex="normal" style:font-weight-complex="normal"/>
    </style:style>
    <style:style style:name="P24" style:family="paragraph" style:parent-style-name="Text_20_body" style:master-page-name="">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1d7cf5" officeooo:paragraph-rsid="002ba21d"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5" style:family="paragraph" style:parent-style-name="Text_20_body" style:master-page-name="">
      <loext:graphic-properties draw:fill="none"/>
      <style:paragraph-properties fo:margin-left="0.3937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6" style:family="paragraph" style:parent-style-name="Text_20_body" style:master-page-name="">
      <loext:graphic-properties draw:fill="none"/>
      <style:paragraph-properties fo:margin-left="0.7874in" fo:margin-right="0in" fo:margin-top="0in" fo:margin-bottom="0.0972in" loext:contextual-spacing="false" fo:line-height="150%" fo:text-align="justify" style:justify-single-word="false" fo:orphans="2" fo:widows="2" fo:text-indent="0in" style:auto-text-indent="false" style:page-number="auto" fo:background-color="transparent" style:punctuation-wrap="hanging" style:writing-mode="lr-tb">
        <style:tab-stops>
          <style:tab-stop style:position="0.8335in"/>
        </style:tab-stops>
      </style:paragraph-properties>
      <style:text-properties fo:font-variant="normal" fo:text-transform="none" fo:color="#00000a" style:font-name="Times New Roman" fo:font-size="12pt" fo:letter-spacing="normal" fo:language="id" fo:country="ID" fo:font-style="normal" fo:font-weight="normal" officeooo:rsid="001d7cf5" officeooo:paragraph-rsid="002ba21d"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7" style:family="paragraph" style:parent-style-name="Text_20_body" style:master-page-name="">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ext-properties style:font-name="Times New Roman" fo:language="id" fo:country="ID" officeooo:paragraph-rsid="002ba21d"/>
    </style:style>
    <style:style style:name="P28" style:family="paragraph" style:parent-style-name="Text_20_body" style:master-page-name="">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9" style:family="paragraph" style:parent-style-name="Text_20_body">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style:font-name="Times New Roman" officeooo:paragraph-rsid="002ba21d"/>
    </style:style>
    <style:style style:name="P30" style:family="paragraph" style:parent-style-name="Text_20_body">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31" style:family="paragraph" style:parent-style-name="Text_20_body">
      <loext:graphic-properties draw:fill="none"/>
      <style:paragraph-properties fo:margin-left="0.7874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3cf11" officeooo:paragraph-rsid="0023cf11"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32" style:family="paragraph" style:parent-style-name="Text_20_body" style:master-page-name="">
      <loext:graphic-properties draw:fill="none"/>
      <style:paragraph-properties fo:margin-left="0.7874in" fo:margin-right="0in" fo:margin-top="0.1189in" fo:margin-bottom="0.1189in" loext:contextual-spacing="false" fo:line-height="150%" fo:text-align="justify" style:justify-single-word="false" fo:orphans="2" fo:widows="2" fo:text-indent="0.3937in"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445a2" officeooo:paragraph-rsid="002445a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33" style:family="paragraph" style:parent-style-name="Text_20_body" style:master-page-name="">
      <loext:graphic-properties draw:fill="none"/>
      <style:paragraph-properties fo:margin-left="0.7874in" fo:margin-right="0in" fo:margin-top="0.1189in" fo:margin-bottom="0.1189in" loext:contextual-spacing="false" fo:line-height="150%" fo:text-align="justify" style:justify-single-word="false" fo:orphans="2" fo:widows="2" fo:text-indent="0.3937in"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4dce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34" style:family="paragraph" style:parent-style-name="Text_20_body">
      <loext:graphic-properties draw:fill="none"/>
      <style:paragraph-properties fo:margin-left="0.7874in" fo:margin-right="0in" fo:margin-top="0.1189in" fo:margin-bottom="0.1189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4dce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35"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3937in" style:auto-text-indent="false" style:page-number="auto" fo:background-color="transparent" style:punctuation-wrap="hanging" style:writing-mode="lr-tb"/>
      <style:text-properties style:font-name="Times New Roman"/>
    </style:style>
    <style:style style:name="P36" style:family="paragraph" style:parent-style-name="Text_20_body">
      <loext:graphic-properties draw:fill="none"/>
      <style:paragraph-properties fo:margin-left="0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style:font-name="Times New Roman"/>
    </style:style>
    <style:style style:name="P37" style:family="paragraph" style:parent-style-name="Text_20_body">
      <loext:graphic-properties draw:fill="none"/>
      <style:paragraph-properties fo:margin-left="0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style:font-name="Times New Roman" officeooo:paragraph-rsid="002d6a99"/>
    </style:style>
    <style:style style:name="P38" style:family="paragraph" style:parent-style-name="Text_20_body">
      <loext:graphic-properties draw:fill="none"/>
      <style:paragraph-properties fo:margin-left="0in" fo:margin-right="0in" fo:margin-top="0in" fo:margin-bottom="0.0972in" loext:contextual-spacing="false" fo:line-height="150%" fo:text-align="start" style:justify-single-word="false" fo:orphans="2" fo:widows="2" fo:text-indent="0.3937in" style:auto-text-indent="false" fo:background-color="transparent" style:punctuation-wrap="hanging" style:writing-mode="lr-tb"/>
      <style:text-properties style:font-name="Times New Roman"/>
    </style:style>
    <style:style style:name="P39" style:family="paragraph" style:parent-style-name="Text_20_body">
      <loext:graphic-properties draw:fill="none"/>
      <style:paragraph-properties fo:margin-left="0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40" style:family="paragraph" style:parent-style-name="Text_20_body">
      <loext:graphic-properties draw:fill="none"/>
      <style:paragraph-properties fo:margin-left="0in" fo:margin-right="0in" fo:margin-top="0in" fo:margin-bottom="0.0972in" loext:contextual-spacing="false" fo:line-height="150%" fo:text-align="justify" style:justify-single-word="false" fo:orphans="2" fo:widows="2" fo:text-indent="0.3937in" style:auto-text-indent="false"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22ba12" officeooo:paragraph-rsid="002e4fa8"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41" style:family="paragraph" style:parent-style-name="Text_20_body" style:master-page-name="">
      <loext:graphic-properties draw:fill="none"/>
      <style:paragraph-properties fo:margin-left="0in" fo:margin-right="0in" fo:margin-top="0.1189in" fo:margin-bottom="0.1189in" loext:contextual-spacing="false" fo:line-height="150%" fo:text-align="justify" style:justify-single-word="false" fo:orphans="2" fo:widows="2" fo:text-indent="0.3937in"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55ffa" officeooo:paragraph-rsid="00255ffa"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42" style:family="paragraph" style:parent-style-name="Text_20_body">
      <loext:graphic-properties draw:fill="none"/>
      <style:paragraph-properties fo:margin-left="0in" fo:margin-right="0in" fo:margin-top="0.1189in" fo:margin-bottom="0.1189in" loext:contextual-spacing="false" fo:line-height="150%" fo:text-align="justify" style:justify-single-word="false" fo:orphans="2" fo:widows="2" fo:text-indent="0.3937in" style:auto-text-indent="false" fo:background-color="transparent" style:punctuation-wrap="hanging" style:writing-mode="lr-tb">
        <style:tab-stops/>
      </style:paragraph-properties>
      <style:text-properties fo:color="#00000a" style:font-name="Times New Roman" fo:font-size="12pt" fo:language="id" fo:country="ID" fo:font-weight="normal" officeooo:rsid="00255ffa" officeooo:paragraph-rsid="00255ffa"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43" style:family="paragraph" style:parent-style-name="Text_20_body" style:master-page-name="">
      <loext:graphic-properties draw:fill="none"/>
      <style:paragraph-properties fo:margin-left="0.3937in" fo:margin-right="0in" fo:margin-top="0in" fo:margin-bottom="0.0972in" loext:contextual-spacing="false" fo:line-height="150%" fo:text-align="justify" style:justify-single-word="false" fo:orphans="2" fo:widows="2" fo:text-indent="0in" style:auto-text-indent="false" style:page-number="auto"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1d7cf5" officeooo:paragraph-rsid="00216cb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44" style:family="paragraph" style:parent-style-name="Text_20_body" style:master-page-name="">
      <loext:graphic-properties draw:fill="none"/>
      <style:paragraph-properties fo:margin-left="0.3937in" fo:margin-right="0in" fo:margin-top="0in" fo:margin-bottom="0.0972in" loext:contextual-spacing="false" fo:line-height="150%" fo:text-align="justify" style:justify-single-word="false" fo:orphans="2" fo:widows="2" fo:text-indent="0in" style:auto-text-indent="false" style:page-number="auto"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22ba12" officeooo:paragraph-rsid="002e4fa8"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45" style:family="paragraph" style:parent-style-name="Contents_20_1" style:list-style-name="L1" style:master-page-name="">
      <loext:graphic-properties draw:fill="none"/>
      <style:paragraph-properties fo:margin-left="0.3937in" fo:margin-right="0in" fo:margin-top="0.2in" fo:margin-bottom="0.2in" loext:contextual-spacing="false" fo:text-align="start" style:justify-single-word="false" fo:orphans="2" fo:widows="2" fo:text-indent="-0.4335in" style:auto-text-indent="false" style:page-number="auto" fo:background-color="transparent" text:number-lines="false" text:line-number="0" style:punctuation-wrap="hanging" style:writing-mode="lr-tb">
        <style:tab-stops>
          <style:tab-stop style:position="0.3957in"/>
        </style:tab-stops>
      </style:paragraph-properties>
      <style:text-properties style:font-name="Times New Roman" fo:language="id" fo:country="ID" fo:font-weight="bold" officeooo:paragraph-rsid="001b691d" style:font-weight-asian="bold" style:font-weight-complex="bold"/>
    </style:style>
    <style:style style:name="P46" style:family="paragraph" style:parent-style-name="Contents_20_1" style:list-style-name="L2">
      <loext:graphic-properties draw:fill="none"/>
      <style:paragraph-properties fo:margin-left="0.3937in" fo:margin-right="0in" fo:margin-top="0in" fo:margin-bottom="0.2in" loext:contextual-spacing="false" fo:text-align="start" style:justify-single-word="false" fo:orphans="2" fo:widows="2" fo:text-indent="-0.3937in" style:auto-text-indent="false" fo:background-color="transparent" text:number-lines="false" text:line-number="0" style:punctuation-wrap="hanging" style:writing-mode="lr-tb">
        <style:tab-stops>
          <style:tab-stop style:position="0.3957in"/>
        </style:tab-stops>
      </style:paragraph-properties>
      <style:text-properties fo:color="#00000a" style:font-name="Times New Roman" fo:font-size="12pt" fo:language="id" fo:country="ID" fo:font-weight="bold" officeooo:rsid="001c29b9" officeooo:paragraph-rsid="002cdbbd"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47" style:family="paragraph" style:parent-style-name="Contents_20_1" style:list-style-name="L2">
      <loext:graphic-properties draw:fill="none"/>
      <style:paragraph-properties fo:margin-left="0.3937in" fo:margin-right="0in" fo:margin-top="0in" fo:margin-bottom="0.2in" loext:contextual-spacing="false" fo:text-align="start" style:justify-single-word="false" fo:orphans="2" fo:widows="2" fo:text-indent="-0.3937in" style:auto-text-indent="false" fo:background-color="transparent" text:number-lines="false" text:line-number="0" style:punctuation-wrap="hanging" style:writing-mode="lr-tb">
        <style:tab-stops>
          <style:tab-stop style:position="0.3957in"/>
        </style:tab-stops>
      </style:paragraph-properties>
      <style:text-properties fo:color="#00000a" style:font-name="Times New Roman" fo:font-size="12pt" fo:language="id" fo:country="ID" fo:font-weight="bold" officeooo:rsid="00216cb7" officeooo:paragraph-rsid="00216cb7"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48" style:family="paragraph" style:parent-style-name="Contents_20_1" style:list-style-name="L2" style:master-page-name="">
      <loext:graphic-properties draw:fill="none"/>
      <style:paragraph-properties fo:margin-left="0.3937in" fo:margin-right="0in" fo:margin-top="0in" fo:margin-bottom="0.2in" loext:contextual-spacing="false" fo:text-align="start" style:justify-single-word="false" fo:orphans="2" fo:widows="2" fo:text-indent="-0.3937in" style:auto-text-indent="false" style:page-number="auto" fo:break-before="page" fo:background-color="transparent" text:number-lines="false" text:line-number="0" style:punctuation-wrap="hanging" style:writing-mode="lr-tb">
        <style:tab-stops>
          <style:tab-stop style:position="0.3957in"/>
        </style:tab-stops>
      </style:paragraph-properties>
      <style:text-properties style:font-name="Times New Roman" fo:language="id" fo:country="ID" fo:font-weight="bold" officeooo:paragraph-rsid="002cdbbd" style:font-weight-asian="bold" style:font-weight-complex="bold"/>
    </style:style>
    <style:style style:name="P49" style:family="paragraph" style:parent-style-name="Contents_20_1" style:list-style-name="L2" style:master-page-name="">
      <loext:graphic-properties draw:fill="none"/>
      <style:paragraph-properties fo:margin-left="0.3937in" fo:margin-right="0in" fo:margin-top="0in" fo:margin-bottom="0.2in" loext:contextual-spacing="false" fo:text-align="start" style:justify-single-word="false" fo:orphans="2" fo:widows="2" fo:text-indent="-0.3937in" style:auto-text-indent="false" style:page-number="auto" fo:background-color="transparent" text:number-lines="false" text:line-number="0" style:punctuation-wrap="hanging" style:writing-mode="lr-tb">
        <style:tab-stops>
          <style:tab-stop style:position="0.3957in"/>
        </style:tab-stops>
      </style:paragraph-properties>
      <style:text-properties fo:color="#00000a" style:font-name="Times New Roman" fo:font-size="12pt" fo:language="id" fo:country="ID" fo:font-style="italic" fo:font-weight="bold" officeooo:rsid="00255ffa" officeooo:paragraph-rsid="00255ffa" style:font-name-asian="Noto Sans CJK SC Regular" style:font-size-asian="12pt" style:language-asian="zh" style:country-asian="CN" style:font-style-asian="italic" style:font-weight-asian="bold" style:font-name-complex="FreeSans" style:font-size-complex="12pt" style:language-complex="hi" style:country-complex="IN" style:font-style-complex="italic" style:font-weight-complex="bold"/>
    </style:style>
    <style:style style:name="P50" style:family="paragraph" style:parent-style-name="Contents_20_1" style:list-style-name="WWNum2">
      <style:paragraph-properties fo:margin-left="0.7874in" fo:margin-right="0in" fo:margin-top="0in" fo:margin-bottom="0.2in" loext:contextual-spacing="false" fo:text-align="start" style:justify-single-word="false" fo:orphans="2" fo:widows="2" fo:text-indent="-0.3937in" style:auto-text-indent="false" style:punctuation-wrap="hanging" style:writing-mode="lr-tb"/>
      <style:text-properties fo:color="#00000a" style:font-name="Times New Roman" fo:font-size="12pt" fo:language="id" fo:country="ID" fo:font-style="normal" fo:font-weight="bold" style:font-name-asian="Noto Sans CJK SC Regular" style:font-size-asian="12pt" style:font-style-asian="normal" style:font-weight-asian="bold" style:font-name-complex="Times New Roman1" style:font-size-complex="12pt" style:font-style-complex="normal" style:font-weight-complex="bold"/>
    </style:style>
    <style:style style:name="P51" style:family="paragraph" style:parent-style-name="Contents_20_1" style:list-style-name="WWNum2">
      <style:paragraph-properties fo:margin-left="0.7874in" fo:margin-right="0in" fo:margin-top="0in" fo:margin-bottom="0.2in" loext:contextual-spacing="false" fo:text-align="start" style:justify-single-word="false" fo:orphans="2" fo:widows="2" fo:text-indent="-0.3937in" style:auto-text-indent="false" style:punctuation-wrap="hanging" style:writing-mode="lr-tb"/>
      <style:text-properties style:font-name="Times New Roman" fo:language="id" fo:country="ID" fo:font-weight="bold" style:font-weight-asian="bold" style:font-weight-complex="bold"/>
    </style:style>
    <style:style style:name="P52" style:family="paragraph" style:parent-style-name="Contents_20_1" style:list-style-name="L2">
      <loext:graphic-properties draw:fill="none"/>
      <style:paragraph-properties fo:margin-left="0.7874in" fo:margin-right="0in" fo:margin-top="0in" fo:margin-bottom="0.2in" loext:contextual-spacing="false" fo:text-align="start" style:justify-single-word="false" fo:orphans="2" fo:widows="2" fo:text-indent="-0.3937in" style:auto-text-indent="false" fo:background-color="transparent" text:number-lines="false" text:line-number="0" style:punctuation-wrap="hanging" style:writing-mode="lr-tb">
        <style:tab-stops>
          <style:tab-stop style:position="0.7917in"/>
        </style:tab-stops>
      </style:paragraph-properties>
      <style:text-properties fo:color="#00000a" style:font-name="Times New Roman" fo:font-size="12pt" fo:language="id" fo:country="ID" fo:font-weight="bold" officeooo:rsid="0023cf11" officeooo:paragraph-rsid="0023cf11"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53" style:family="paragraph" style:parent-style-name="Contents_20_1" style:list-style-name="L2" style:master-page-name="">
      <loext:graphic-properties draw:fill="none"/>
      <style:paragraph-properties fo:margin-left="0.7874in" fo:margin-right="0in" fo:margin-top="0in" fo:margin-bottom="0.2in" loext:contextual-spacing="false" fo:text-align="start" style:justify-single-word="false" fo:orphans="2" fo:widows="2" fo:text-indent="-0.3937in" style:auto-text-indent="false" style:page-number="auto" fo:background-color="transparent" text:number-lines="false" text:line-number="0" style:punctuation-wrap="hanging" style:writing-mode="lr-tb">
        <style:tab-stops>
          <style:tab-stop style:position="0.7917in"/>
        </style:tab-stops>
      </style:paragraph-properties>
      <style:text-properties fo:color="#00000a" style:font-name="Times New Roman" fo:font-size="12pt" fo:language="id" fo:country="ID" fo:font-weight="bold" officeooo:rsid="0022ba12" officeooo:paragraph-rsid="0022ba12"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54" style:family="paragraph" style:parent-style-name="Contents_20_1" style:list-style-name="L2" style:master-page-name="">
      <loext:graphic-properties draw:fill="none"/>
      <style:paragraph-properties fo:margin-left="1.2201in" fo:margin-right="0in" fo:margin-top="0in" fo:margin-bottom="0.2in" loext:contextual-spacing="false" fo:text-align="start" style:justify-single-word="false" fo:orphans="2" fo:widows="2" fo:text-indent="-0.3937in" style:auto-text-indent="false" style:page-number="auto" fo:background-color="transparent" text:number-lines="false" text:line-number="0" style:punctuation-wrap="hanging" style:writing-mode="lr-tb">
        <style:tab-stops/>
      </style:paragraph-properties>
      <style:text-properties fo:color="#00000a" style:font-name="Times New Roman" fo:font-size="12pt" fo:language="id" fo:country="ID" fo:font-weight="bold" officeooo:rsid="00270844" officeooo:paragraph-rsid="00270844"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55" style:family="paragraph" style:parent-style-name="Contents_20_1" style:list-style-name="L2" style:master-page-name="">
      <loext:graphic-properties draw:fill="none"/>
      <style:paragraph-properties fo:margin-left="1.1811in" fo:margin-right="0in" fo:margin-top="0in" fo:margin-bottom="0.2in" loext:contextual-spacing="false" fo:text-align="start" style:justify-single-word="false" fo:orphans="2" fo:widows="2" fo:text-indent="-0.3937in" style:auto-text-indent="false" style:page-number="auto" fo:background-color="transparent" text:number-lines="false" text:line-number="0" style:punctuation-wrap="hanging" style:writing-mode="lr-tb">
        <style:tab-stops/>
      </style:paragraph-properties>
      <style:text-properties fo:color="#00000a" style:font-name="Times New Roman" fo:font-size="12pt" fo:language="id" fo:country="ID" fo:font-weight="bold" officeooo:rsid="00270844" officeooo:paragraph-rsid="00270844"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56" style:family="paragraph" style:parent-style-name="Contents_20_1" style:list-style-name="L2" style:master-page-name="">
      <loext:graphic-properties draw:fill="none"/>
      <style:paragraph-properties fo:margin-left="1.1811in" fo:margin-right="0in" fo:margin-top="0in" fo:margin-bottom="0.2in" loext:contextual-spacing="false" fo:text-align="start" style:justify-single-word="false" fo:orphans="2" fo:widows="2" fo:text-indent="-0.3937in" style:auto-text-indent="false" style:page-number="auto" fo:background-color="transparent" text:number-lines="false" text:line-number="0" style:punctuation-wrap="hanging" style:writing-mode="lr-tb">
        <style:tab-stops/>
      </style:paragraph-properties>
      <style:text-properties fo:color="#00000a" style:font-name="Times New Roman" fo:font-size="12pt" fo:language="id" fo:country="ID" fo:font-style="italic" fo:font-weight="bold" officeooo:rsid="00270844" officeooo:paragraph-rsid="00270844" style:font-name-asian="Noto Sans CJK SC Regular" style:font-size-asian="12pt" style:language-asian="zh" style:country-asian="CN" style:font-style-asian="italic" style:font-weight-asian="bold" style:font-name-complex="FreeSans" style:font-size-complex="12pt" style:language-complex="hi" style:country-complex="IN" style:font-style-complex="italic" style:font-weight-complex="bold"/>
    </style:style>
    <style:style style:name="P57" style:family="paragraph" style:parent-style-name="Contents_20_1" style:list-style-name="L2" style:master-page-name="">
      <loext:graphic-properties draw:fill="none"/>
      <style:paragraph-properties fo:margin-left="1.1811in" fo:margin-right="0in" fo:margin-top="0in" fo:margin-bottom="0.2in" loext:contextual-spacing="false" fo:text-align="start" style:justify-single-word="false" fo:orphans="2" fo:widows="2" fo:text-indent="-0.3937in" style:auto-text-indent="false" style:page-number="auto" fo:background-color="transparent" text:number-lines="false" text:line-number="0" style:punctuation-wrap="hanging" style:writing-mode="lr-tb">
        <style:tab-stops/>
      </style:paragraph-properties>
      <style:text-properties fo:color="#00000a" style:font-name="Times New Roman" fo:font-size="12pt" fo:language="id" fo:country="ID" fo:font-weight="bold" officeooo:rsid="00270844" officeooo:paragraph-rsid="00270844"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58" style:family="paragraph" style:parent-style-name="Contents_20_1" style:list-style-name="L2" style:master-page-name="">
      <loext:graphic-properties draw:fill="none"/>
      <style:paragraph-properties fo:margin-left="1.1811in" fo:margin-right="0in" fo:margin-top="0in" fo:margin-bottom="0.2in" loext:contextual-spacing="false" fo:text-align="start" style:justify-single-word="false" fo:orphans="2" fo:widows="2" fo:text-indent="-0.3937in" style:auto-text-indent="false" style:page-number="auto" fo:background-color="transparent" text:number-lines="false" text:line-number="0" style:punctuation-wrap="hanging" style:writing-mode="lr-tb">
        <style:tab-stops/>
      </style:paragraph-properties>
      <style:text-properties fo:color="#00000a" style:font-name="Times New Roman" fo:font-size="12pt" fo:language="id" fo:country="ID" fo:font-weight="bold" officeooo:rsid="00270844" officeooo:paragraph-rsid="00270844"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59" style:family="paragraph">
      <style:paragraph-properties fo:margin-left="0.3937in" fo:margin-right="0in" fo:margin-top="0in" fo:margin-bottom="0.0835in" fo:line-height="100%" fo:text-align="center" fo:text-indent="0in"/>
    </style:style>
    <style:style style:name="P60" style:family="paragraph">
      <loext:graphic-properties draw:fill="none" draw:fill-color="#ffffff"/>
      <style:paragraph-properties fo:margin-left="0.3937in" fo:margin-right="0in" fo:margin-top="0in" fo:margin-bottom="0.0835in" fo:line-height="100%" fo:text-align="center" fo:text-indent="0in"/>
      <style:text-properties style:font-name="Tinos" fo:font-size="12pt" style:font-name-asian="Times New Roman"/>
    </style:style>
    <style:style style:name="T1" style:family="text">
      <style:text-properties fo:font-size="12pt" fo:font-weight="bold" style:font-size-asian="12pt" style:font-weight-asian="bold" style:font-name-complex="Times New Roman1" style:font-weight-complex="bold"/>
    </style:style>
    <style:style style:name="T2" style:family="text">
      <style:text-properties fo:font-size="12pt" fo:font-weight="bold" style:font-size-asian="12pt" style:font-weight-asian="bold" style:font-style-complex="italic"/>
    </style:style>
    <style:style style:name="T3" style:family="text">
      <style:text-properties fo:font-size="12pt" fo:font-style="italic" fo:font-weight="bold" style:font-size-asian="12pt" style:font-style-asian="italic" style:font-weight-asian="bold" style:font-name-complex="Times New Roman1" style:font-style-complex="italic" style:font-weight-complex="bold"/>
    </style:style>
    <style:style style:name="T4" style:family="text">
      <style:text-properties fo:font-size="12pt" fo:font-style="italic" style:font-size-asian="12pt" style:font-style-asian="italic"/>
    </style:style>
    <style:style style:name="T5" style:family="text">
      <style:text-properties fo:font-size="12pt" fo:font-style="italic" style:font-size-asian="12pt" style:font-style-asian="italic" style:font-style-complex="italic"/>
    </style:style>
    <style:style style:name="T6" style:family="text">
      <style:text-properties fo:font-size="12pt" fo:font-style="italic" style:font-size-asian="12pt" style:font-style-asian="italic" style:font-name-complex="Times New Roman1"/>
    </style:style>
    <style:style style:name="T7" style:family="text">
      <style:text-properties fo:font-size="12pt" fo:font-style="italic" style:font-size-asian="12pt" style:font-style-asian="italic" style:font-name-complex="Times New Roman1" style:font-style-complex="italic"/>
    </style:style>
    <style:style style:name="T8" style:family="text">
      <style:text-properties fo:font-size="12pt" fo:font-style="italic" fo:font-weight="normal" style:font-size-asian="12pt" style:font-style-asian="italic" style:font-weight-asian="normal" style:font-name-complex="Times New Roman1" style:font-weight-complex="normal"/>
    </style:style>
    <style:style style:name="T9" style:family="text">
      <style:text-properties fo:font-size="12pt" style:font-size-asian="12pt"/>
    </style:style>
    <style:style style:name="T10" style:family="text">
      <style:text-properties fo:font-size="12pt" style:font-size-asian="12pt" style:font-name-complex="Times New Roman1"/>
    </style:style>
    <style:style style:name="T11" style:family="text">
      <style:text-properties fo:font-size="12pt" style:font-size-asian="12pt" style:font-name-complex="Times New Roman1" style:font-style-complex="italic"/>
    </style:style>
    <style:style style:name="T12" style:family="text">
      <style:text-properties fo:font-size="12pt" fo:font-weight="normal" style:font-size-asian="12pt" style:font-weight-asian="normal" style:font-name-complex="Times New Roman1" style:font-weight-complex="normal"/>
    </style:style>
    <style:style style:name="T13" style:family="text">
      <style:text-properties style:font-name="Times New Roman" fo:font-size="12pt" style:font-size-asian="12pt"/>
    </style:style>
    <style:style style:name="T14" style:family="text">
      <style:text-properties style:font-name="Times New Roman" fo:font-size="12pt" style:font-size-asian="12pt" style:font-name-complex="Times New Roman1"/>
    </style:style>
    <style:style style:name="T15" style:family="text">
      <style:text-properties style:font-name="Times New Roman" fo:font-size="12pt" style:font-size-asian="12pt" style:font-name-complex="Times New Roman1" style:font-style-complex="italic"/>
    </style:style>
    <style:style style:name="T16" style:family="text">
      <style:text-properties style:font-name="Times New Roman" fo:font-size="12pt" fo:font-style="italic" style:font-size-asian="12pt" style:font-style-asian="italic"/>
    </style:style>
    <style:style style:name="T17" style:family="text">
      <style:text-properties style:font-name="Times New Roman" fo:font-size="12pt" fo:font-style="italic" style:font-size-asian="12pt" style:font-style-asian="italic" style:font-name-complex="Times New Roman1"/>
    </style:style>
    <style:style style:name="T18" style:family="text">
      <style:text-properties style:font-name="Times New Roman" fo:font-size="12pt" fo:font-style="italic" style:font-size-asian="12pt" style:font-style-asian="italic" style:font-name-complex="Times New Roman1" style:font-style-complex="italic"/>
    </style:style>
    <style:style style:name="T19" style:family="text">
      <style:text-properties style:font-name="Times New Roman" fo:font-size="12pt" fo:font-style="italic" style:font-size-asian="12pt" style:font-style-asian="italic" style:font-style-complex="italic"/>
    </style:style>
    <style:style style:name="T20" style:family="text">
      <style:text-properties style:font-name="Times New Roman" fo:font-size="12pt" fo:font-style="italic" fo:font-weight="normal" style:font-size-asian="12pt" style:font-style-asian="italic" style:font-weight-asian="normal" style:font-name-complex="Times New Roman1" style:font-weight-complex="normal"/>
    </style:style>
    <style:style style:name="T21" style:family="text">
      <style:text-properties style:font-name="Times New Roman" fo:font-size="12pt" fo:font-weight="bold" style:font-size-asian="12pt" style:font-weight-asian="bold" style:font-style-complex="italic"/>
    </style:style>
    <style:style style:name="T22" style:family="text">
      <style:text-properties style:font-name="Times New Roman" fo:font-size="12pt" fo:font-weight="normal" style:font-size-asian="12pt" style:font-weight-asian="normal" style:font-name-complex="Times New Roman1" style:font-weight-complex="normal"/>
    </style:style>
    <style:style style:name="T23" style:family="text">
      <style:text-properties fo:color="#00000a" style:font-name="Times New Roman" fo:font-size="12pt" fo:font-style="italic" style:font-name-asian="Noto Sans CJK SC Regular" style:font-size-asian="12pt" style:font-style-asian="italic" style:font-name-complex="Times New Roman1" style:font-size-complex="12pt" style:font-style-complex="italic"/>
    </style:style>
    <style:style style:name="T24" style:family="text">
      <style:text-properties fo:color="#00000a" style:font-name="Times New Roman" fo:font-size="12pt" style:font-name-asian="Noto Sans CJK SC Regular" style:font-size-asian="12pt" style:font-name-complex="Times New Roman1" style:font-size-complex="12pt"/>
    </style:style>
    <style:style style:name="T25" style:family="text">
      <style:text-properties fo:color="#00000a" style:font-name="Liberation Serif" fo:font-size="12pt" style:font-name-asian="Noto Sans CJK SC Regular" style:font-size-asian="12pt" style:language-asian="zh" style:country-asian="CN" style:font-name-complex="FreeSans" style:font-size-complex="12pt" style:language-complex="hi" style:country-complex="IN"/>
    </style:style>
    <style:style style:name="T26" style:family="text">
      <style:text-properties fo:color="#00000a" style:font-name="Liberation Serif" fo:font-size="12pt" officeooo:rsid="001c29b9" style:font-name-asian="Noto Sans CJK SC Regular" style:font-size-asian="12pt" style:language-asian="zh" style:country-asian="CN" style:font-name-complex="FreeSans" style:font-size-complex="12pt" style:language-complex="hi" style:country-complex="IN"/>
    </style:style>
    <style:style style:name="T27" style:family="text">
      <style:text-properties fo:color="#00000a" style:font-name="Liberation Serif" fo:font-size="12pt" fo:font-style="italic" style:font-name-asian="Noto Sans CJK SC Regular" style:font-size-asian="12pt" style:language-asian="zh" style:country-asian="CN" style:font-style-asian="italic" style:font-name-complex="FreeSans" style:font-size-complex="12pt" style:language-complex="hi" style:country-complex="IN" style:font-style-complex="italic"/>
    </style:style>
    <style:style style:name="T28" style:family="text">
      <style:text-properties fo:color="#00000a" style:font-name="Liberation Serif" fo:font-size="12pt" fo:language="id" fo:country="ID" officeooo:rsid="001f3f18" style:font-name-asian="Noto Sans CJK SC Regular" style:font-size-asian="12pt" style:language-asian="zh" style:country-asian="CN" style:font-name-complex="FreeSans" style:font-size-complex="12pt" style:language-complex="hi" style:country-complex="IN"/>
    </style:style>
    <style:style style:name="T29" style:family="text">
      <style:text-properties fo:color="#00000a" style:font-name="Liberation Serif" fo:font-size="12pt" fo:language="id" fo:country="ID" officeooo:rsid="002ba21d" style:font-name-asian="Noto Sans CJK SC Regular" style:font-size-asian="12pt" style:language-asian="zh" style:country-asian="CN" style:font-name-complex="FreeSans" style:font-size-complex="12pt" style:language-complex="hi" style:country-complex="IN"/>
    </style:style>
    <style:style style:name="T30" style:family="text">
      <style:text-properties fo:color="#00000a" style:font-name="Liberation Serif" fo:font-size="12pt" fo:language="id" fo:country="ID" fo:font-style="italic" officeooo:rsid="001f3f18" style:font-name-asian="Noto Sans CJK SC Regular" style:font-size-asian="12pt" style:language-asian="zh" style:country-asian="CN" style:font-style-asian="italic" style:font-name-complex="FreeSans" style:font-size-complex="12pt" style:language-complex="hi" style:country-complex="IN" style:font-style-complex="italic"/>
    </style:style>
    <style:style style:name="T31" style:family="text">
      <style:text-properties fo:color="#00000a" fo:font-size="12pt" style:font-name-asian="Noto Sans CJK SC Regular" style:font-size-asian="12pt" style:language-asian="zh" style:country-asian="CN" style:font-name-complex="FreeSans" style:font-size-complex="12pt" style:language-complex="hi" style:country-complex="IN"/>
    </style:style>
    <style:style style:name="T32" style:family="text">
      <style:text-properties fo:color="#00000a" fo:font-size="12pt" officeooo:rsid="001c29b9" style:font-name-asian="Noto Sans CJK SC Regular" style:font-size-asian="12pt" style:language-asian="zh" style:country-asian="CN" style:font-name-complex="FreeSans" style:font-size-complex="12pt" style:language-complex="hi" style:country-complex="IN"/>
    </style:style>
    <style:style style:name="T33" style:family="text">
      <style:text-properties fo:color="#00000a" fo:font-size="12pt" style:font-name-asian="Noto Sans CJK SC Regular" style:font-size-asian="12pt" style:font-name-complex="Times New Roman1" style:font-size-complex="12pt"/>
    </style:style>
    <style:style style:name="T34" style:family="text">
      <style:text-properties fo:color="#00000a" fo:font-size="12pt" fo:font-style="italic" style:font-name-asian="Noto Sans CJK SC Regular" style:font-size-asian="12pt" style:language-asian="zh" style:country-asian="CN" style:font-style-asian="italic" style:font-name-complex="FreeSans" style:font-size-complex="12pt" style:language-complex="hi" style:country-complex="IN" style:font-style-complex="italic"/>
    </style:style>
    <style:style style:name="T35" style:family="text">
      <style:text-properties fo:color="#00000a" fo:font-size="12pt" fo:font-style="italic" style:font-name-asian="Noto Sans CJK SC Regular" style:font-size-asian="12pt" style:font-style-asian="italic" style:font-name-complex="Times New Roman1" style:font-size-complex="12pt" style:font-style-complex="italic"/>
    </style:style>
    <style:style style:name="T36" style:family="text">
      <style:text-properties fo:color="#00000a" fo:font-size="12pt" fo:language="id" fo:country="ID" officeooo:rsid="001f3f18" style:font-name-asian="Noto Sans CJK SC Regular" style:font-size-asian="12pt" style:language-asian="zh" style:country-asian="CN" style:font-name-complex="FreeSans" style:font-size-complex="12pt" style:language-complex="hi" style:country-complex="IN"/>
    </style:style>
    <style:style style:name="T37" style:family="text">
      <style:text-properties fo:color="#00000a" fo:font-size="12pt" fo:language="id" fo:country="ID" officeooo:rsid="002ba21d" style:font-name-asian="Noto Sans CJK SC Regular" style:font-size-asian="12pt" style:language-asian="zh" style:country-asian="CN" style:font-name-complex="FreeSans" style:font-size-complex="12pt" style:language-complex="hi" style:country-complex="IN"/>
    </style:style>
    <style:style style:name="T38" style:family="text">
      <style:text-properties fo:color="#00000a" fo:font-size="12pt" fo:language="id" fo:country="ID" fo:font-style="italic" officeooo:rsid="001f3f18" style:font-name-asian="Noto Sans CJK SC Regular" style:font-size-asian="12pt" style:language-asian="zh" style:country-asian="CN" style:font-style-asian="italic" style:font-name-complex="FreeSans" style:font-size-complex="12pt" style:language-complex="hi" style:country-complex="IN" style:font-style-complex="italic"/>
    </style:style>
    <style:style style:name="T39" style:family="text">
      <style:text-properties fo:font-variant="normal" fo:text-transform="none" fo:color="#00000a" style:text-line-through-style="none" style:text-line-through-type="none" style:font-name="Times New Roman" fo:font-size="12pt" fo:letter-spacing="normal" fo:language="id" fo:country="ID" fo:font-style="normal" style:text-underline-style="none" fo:font-weight="normal" style:text-blinking="false"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40" style:family="text">
      <style:text-properties fo:font-variant="normal" fo:text-transform="none" fo:color="#00000a" style:text-line-through-style="none" style:text-line-through-type="none" fo:font-size="12pt" fo:letter-spacing="normal" fo:language="id" fo:country="ID" fo:font-style="normal" style:text-underline-style="none" fo:font-weight="normal" style:text-blinking="false"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41" style:family="text">
      <style:text-properties fo:font-variant="normal" fo:text-transform="none" fo:color="#00000a" style:text-line-through-style="none" style:text-line-through-type="none" style:font-name="Times New Roman" fo:font-size="12pt" fo:letter-spacing="normal" fo:language="id" fo:country="ID" fo:font-style="normal" style:text-underline-style="none" fo:font-weight="normal" style:text-blinking="false"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42" style:family="text">
      <style:text-properties fo:font-variant="normal" fo:text-transform="none" fo:color="#00000a" style:font-name="Times New Roman" fo:font-size="12pt" fo:letter-spacing="normal" fo:font-style="normal" fo:font-weight="normal"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43" style:family="text">
      <style:text-properties fo:font-variant="normal" fo:text-transform="none" fo:color="#00000a" style:font-name="Times New Roman" fo:font-size="12pt" fo:letter-spacing="normal" fo:font-style="normal" fo:font-weight="normal" officeooo:rsid="001c5506"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44" style:family="text">
      <style:text-properties fo:font-variant="normal" fo:text-transform="none" fo:color="#00000a" style:font-name="Times New Roman" fo:font-size="12pt" fo:letter-spacing="normal" fo:font-style="normal" fo:font-weight="normal" officeooo:rsid="001c29b9"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45" style:family="text">
      <style:text-properties fo:font-variant="normal" fo:text-transform="none" fo:color="#00000a" style:font-name="Times New Roman" fo:font-size="12pt" fo:letter-spacing="normal" fo:language="id" fo:country="ID" fo:font-style="normal" fo:font-weight="normal"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46" style:family="text">
      <style:text-properties fo:font-variant="normal" fo:text-transform="none" fo:color="#00000a" style:font-name="Times New Roman" fo:font-size="12pt" fo:letter-spacing="normal" fo:language="id" fo:country="ID" fo:font-style="normal" fo:font-weight="normal" officeooo:rsid="001c5506"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47" style:family="text">
      <style:text-properties fo:font-variant="normal" fo:text-transform="none" fo:color="#00000a" style:font-name="Times New Roman" fo:font-size="12pt" fo:letter-spacing="normal" fo:language="id" fo:country="ID" fo:font-style="normal" fo:font-weight="normal" officeooo: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48" style:family="text">
      <style:text-properties fo:font-variant="normal" fo:text-transform="none" fo:color="#00000a" style:font-name="Times New Roman" fo:font-size="12pt" fo:letter-spacing="normal" fo:language="id" fo:country="ID" fo:font-style="normal" fo:font-weight="normal" officeooo:rsid="002d6a99"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49" style:family="text">
      <style:text-properties fo:font-variant="normal" fo:text-transform="none" fo:color="#00000a" style:font-name="Times New Roman" fo:font-size="12pt" fo:letter-spacing="normal" fo:language="id" fo:country="ID" fo:font-style="italic" fo:font-weight="normal" officeooo:rsid="0022ba12"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50" style:family="text">
      <style:text-properties fo:font-variant="normal" fo:text-transform="none" fo:color="#00000a" fo:font-size="12pt" fo:letter-spacing="normal" fo:font-style="normal" fo:font-weight="normal"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51" style:family="text">
      <style:text-properties fo:font-variant="normal" fo:text-transform="none" fo:color="#00000a" fo:font-size="12pt" fo:letter-spacing="normal" fo:font-style="normal" fo:font-weight="normal" officeooo:rsid="001c5506"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52" style:family="text">
      <style:text-properties fo:font-variant="normal" fo:text-transform="none" fo:color="#00000a" fo:font-size="12pt" fo:letter-spacing="normal" fo:font-style="normal" fo:font-weight="normal" officeooo:rsid="001c29b9"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53" style:family="text">
      <style:text-properties fo:font-variant="normal" fo:text-transform="none" fo:color="#00000a" fo:font-size="12pt" fo:letter-spacing="normal" fo:language="id" fo:country="ID" fo:font-style="normal" fo:font-weight="normal"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54" style:family="text">
      <style:text-properties fo:font-variant="normal" fo:text-transform="none" fo:color="#00000a" fo:font-size="12pt" fo:letter-spacing="normal" fo:language="id" fo:country="ID" fo:font-style="normal" fo:font-weight="normal" officeooo:rsid="001c5506"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55" style:family="text">
      <style:text-properties fo:font-variant="normal" fo:text-transform="none" fo:color="#00000a" fo:font-size="12pt" fo:letter-spacing="normal" fo:language="id" fo:country="ID" fo:font-style="normal" fo:font-weight="normal" officeooo: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56" style:family="text">
      <style:text-properties fo:font-variant="normal" fo:text-transform="none" fo:color="#00000a" fo:font-size="12pt" fo:letter-spacing="normal" fo:language="id" fo:country="ID" fo:font-style="normal" fo:font-weight="normal" officeooo:rsid="002d6a99"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57" style:family="text">
      <style:text-properties fo:font-variant="normal" fo:text-transform="none" fo:color="#00000a" fo:font-size="12pt" fo:letter-spacing="normal" fo:language="id" fo:country="ID" fo:font-style="italic" fo:font-weight="normal" officeooo:rsid="0022ba12"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58" style:family="text">
      <style:text-properties fo:font-variant="normal" fo:text-transform="none" fo:color="#00000a" style:font-name="Times New Roman" fo:font-size="12pt" fo:letter-spacing="normal" fo:language="id" fo:country="ID" fo:font-style="normal" fo:font-weight="normal"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59" style:family="text">
      <style:text-properties fo:font-variant="normal" fo:text-transform="none" fo:color="#00000a" style:font-name="Times New Roman" fo:font-size="12pt" fo:letter-spacing="normal" fo:language="id" fo:country="ID" fo:font-style="normal" fo:font-weight="normal" officeooo:rsid="001c5506"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60" style:family="text">
      <style:text-properties fo:font-variant="normal" fo:text-transform="none" fo:color="#000000" style:text-line-through-style="none" style:text-line-through-type="none" style:font-name="Times New Roman" fo:font-size="12pt" fo:letter-spacing="normal" fo:language="id" fo:country="ID" fo:font-style="normal" style:text-underline-style="none" fo:font-weight="normal" style:text-blinking="false"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61" style:family="text">
      <style:text-properties fo:font-variant="normal" fo:text-transform="none" fo:color="#000000" style:text-line-through-style="none" style:text-line-through-type="none" style:font-name="Times New Roman" fo:font-size="12pt" fo:letter-spacing="normal" fo:language="id" fo:country="ID" fo:font-style="italic" style:text-underline-style="none" fo:font-weight="normal" style:text-blinking="false"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62" style:family="text">
      <style:text-properties fo:font-variant="normal" fo:text-transform="none" fo:color="#000000" style:text-line-through-style="none" style:text-line-through-type="none" fo:font-size="12pt" fo:letter-spacing="normal" fo:language="id" fo:country="ID" fo:font-style="normal" style:text-underline-style="none" fo:font-weight="normal" style:text-blinking="false"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63" style:family="text">
      <style:text-properties fo:font-variant="normal" fo:text-transform="none" fo:color="#000000" style:text-line-through-style="none" style:text-line-through-type="none" fo:font-size="12pt" fo:letter-spacing="normal" fo:language="id" fo:country="ID" fo:font-style="italic" style:text-underline-style="none" fo:font-weight="normal" style:text-blinking="false"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64" style:family="text">
      <style:text-properties fo:font-variant="normal" fo:text-transform="none" fo:color="#000000" style:text-line-through-style="none" style:text-line-through-type="none" style:font-name="Times New Roman" fo:font-size="12pt" fo:letter-spacing="normal" fo:language="id" fo:country="ID" fo:font-style="normal" style:text-underline-style="none" fo:font-weight="normal" style:text-blinking="false"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65" style:family="text">
      <style:text-properties fo:font-variant="normal" fo:text-transform="none" fo:color="#000000" style:text-line-through-style="none" style:text-line-through-type="none" style:font-name="Times New Roman" fo:font-size="12pt" fo:letter-spacing="normal" fo:language="id" fo:country="ID" fo:font-style="italic" style:text-underline-style="none" fo:font-weight="normal" style:text-blinking="false"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66" style:family="text">
      <style:text-properties fo:font-variant="normal" fo:text-transform="none" fo:letter-spacing="normal" fo:font-style="italic" style:font-style-asian="italic" style:font-style-complex="italic"/>
    </style:style>
    <style:style style:name="T67" style:family="text">
      <style:text-properties fo:font-variant="normal" fo:text-transform="none" fo:letter-spacing="normal" fo:font-style="normal"/>
    </style:style>
    <style:style style:name="T68" style:family="text">
      <style:text-properties fo:font-style="italic" style:font-style-asian="italic" style:font-style-complex="italic"/>
    </style:style>
    <style:style style:name="T69" style:family="text">
      <style:text-properties officeooo:rsid="002ba21d"/>
    </style:style>
    <style:style style:name="T70" style:family="text">
      <style:text-properties officeooo:rsid="002ea5b3"/>
    </style:style>
    <style:style style:name="T71" style:family="text">
      <style:text-properties officeooo:rsid="002ef970"/>
    </style:style>
    <style:style style:name="T72" style:family="text">
      <style:text-properties officeooo:rsid="002ef970" style:font-style-asian="normal" style:font-style-complex="normal"/>
    </style:style>
    <style:style style:name="T73" style:family="text">
      <style:text-properties officeooo:rsid="00301867"/>
    </style:style>
    <style:style style:name="T74" style:family="text">
      <style:text-properties style:font-name="Tinos" fo:font-size="12pt" style:font-name-asian="Times New Roman"/>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B II<text:tab/></text:p>
      <text:p text:style-name="P3"><text:span text:style-name="T1">SISTEM </text:span><text:span text:style-name="T3">MONITORING</text:span><text:span text:style-name="T1"> DAN PENGENDALI </text:span><text:span text:style-name="T3">SMARTHOME</text:span><text:span text:style-name="T1"> </text:span></text:p>
      <text:p text:style-name="P4"><text:span text:style-name="T1">BERBASIS WEB MENGGUNAKAN </text:span><text:span text:style-name="T3">RASPBERRY PI</text:span></text:p>
      <text:list xml:id="list487692815763662189" text:style-name="L1">
        <text:list-item>
          <text:list>
            <text:list-item>
              <text:h text:style-name="P45" text:outline-level="2">Tinjauan Pustaka</text:h>
            </text:list-item>
          </text:list>
        </text:list-item>
      </text:list>
      <text:p text:style-name="P5"><text:span text:style-name="T10">Sistem</text:span><text:span text:style-name="T9"> yang dirancang merupakan teknologi yang memiliki fungsi memonitor dan mengendalikan peralatan elektronik rumah dengan jarak jauh melalui </text:span><text:span text:style-name="T5">web</text:span><text:span text:style-name="T9">. Terdapat beberapa perancangan sistem </text:span><text:span text:style-name="T5">monitoring</text:span><text:span text:style-name="T9"> dan kendali rumah jarak jauh yang telah dikembangkan sebelumnya, perancangan yang berfokus pada penerapan-penerapan yang berbeda melalui berbagai macam metode yang digunakan. </text:span></text:p>
      <text:p text:style-name="P5"><text:span text:style-name="T9">Pada penelitian yang dilakukan oleh (Sultan Fiqri, 2014) yang merancang Sistem Kendali Rumah Jarak Jauh Menggunakan Telepon Selular Android. Dari penelitian tersebut dirancang sistem kendali rumah menggunakan </text:span><text:span text:style-name="T4">Mikrokontroler</text:span><text:span text:style-name="T9"> </text:span><text:span text:style-name="T4">ATmega16</text:span><text:span text:style-name="T9"> yang dapat di akses melalui </text:span><text:span text:style-name="T4">Smartphone</text:span><text:span text:style-name="T9"> </text:span><text:span text:style-name="T4">Android</text:span><text:span text:style-name="T9">. Adapun sistem yang dirancang yaitu kendali lampu AC serta memonitoring keadaan rumah menggunakan sensor PIR dan </text:span><text:span text:style-name="T4">limit switch</text:span><text:span text:style-name="T9"> yang memberikan informasi langsung ke ponsel</text:span><text:span text:style-name="T4"> </text:span><text:span text:style-name="T9">dengan cara mengirimkan </text:span><text:span text:style-name="T4">sms</text:span><text:span text:style-name="T9"> yang telah diolah terlebih dahulu dalam tampilan aplikasi pada </text:span><text:span text:style-name="T4">Smartphone</text:span><text:span text:style-name="T9"> </text:span><text:span text:style-name="T4">android</text:span><text:span text:style-name="T9">. Penelitian ini hanya menggunakan </text:span><text:span text:style-name="T4">mikrokontroler</text:span><text:span text:style-name="T9"> sebagai pengendali. </text:span></text:p>
      <text:p text:style-name="P5"><draw:frame text:anchor-type="paragraph" draw:z-index="0" draw:name="Shape1" draw:style-name="gr1" draw:text-style-name="P60" svg:width="0.5307in" svg:height="0.1953in" svg:x="2.1827in" svg:y="3.7193in"><draw:text-box><text:p text:style-name="P59"><text:span text:style-name="T74">5</text:span></text:p></draw:text-box></draw:frame><text:span text:style-name="T9">Lain halnya dengan penelitian yang telah dilakukan oleh (</text:span><text:span text:style-name="T10">Lilik Kunarso, 2015) yaitu Rancang Bangun Sistem Kontrol Listrik Berbasis Web menggunakan </text:span><text:span text:style-name="T7">Server Online</text:span><text:span text:style-name="T10"> </text:span><text:span text:style-name="T7">Mini PC Raspberry Pi</text:span><text:span text:style-name="T10">”. Berdasarkan hasil penelitian, Sistem kendali Listrik yang telah dibuat mampu mengendalikan 4 alat elektronika tegangan AC sekaligus oleh 4 </text:span><text:span text:style-name="T7">relay </text:span><text:span text:style-name="T10">dengan setiap </text:span><text:span text:style-name="T7">relay</text:span><text:span text:style-name="T10">nya yang mampu menanggung beban maksimal sebesar 2200 watt dengan menggunakan catu daya pada </text:span><text:span text:style-name="T7">Raspberry Pi</text:span><text:span text:style-name="T10"> yang memiliki minimal kuat arus 0,7 </text:span><text:span text:style-name="T7">ampere</text:span><text:span text:style-name="T10">. Pengontrolan akan memiliki kinerja yang lebih maksimal apabila dikendalikan melalui PC/Laptop dibandingkan dengan menggunakan </text:span><text:span text:style-name="T7">Smartphone.</text:span><text:span text:style-name="T11"> Penelitian ini hanya menjelaskan simulasi pengendalian alat elektronik tanpa membahas teknis pengendalian secara </text:span><text:span text:style-name="T7">realtime</text:span><text:span text:style-name="T11">.</text:span></text:p>
      <text:p text:style-name="P5"><draw:frame text:anchor-type="paragraph" draw:z-index="1" draw:name="Shape1" draw:style-name="gr1" draw:text-style-name="P60" svg:width="0.5307in" svg:height="0.1953in" svg:x="5.1236in" svg:y="-0.3929in"><draw:text-box><text:p text:style-name="P59"><text:span text:style-name="T74">6</text:span></text:p></draw:text-box></draw:frame><text:soft-page-break/><text:span text:style-name="T10">Sama halnya dengan penelitian yang dilakukan Oleh</text:span><text:span text:style-name="T2"> </text:span><text:span text:style-name="T9">(</text:span><text:span text:style-name="T10">Mohammad Faisal Hari Darmawan, 2015), yang merancang </text:span><text:span text:style-name="T7">Home Automation</text:span><text:span text:style-name="T10"> Berbasis Web Menggunakan </text:span><text:span text:style-name="T7">Raspberry Pi</text:span><text:span text:style-name="T10">, dirancang pengendalian beberapa peralatan elektronik rumah tangga menggunakan </text:span><text:span text:style-name="T7">Raspberry Pi,</text:span><text:span text:style-name="T10"> seperti </text:span><text:span text:style-name="T6">Relay</text:span><text:span text:style-name="T10"> Modul untuk mengendalikan lampu , RFID, dan </text:span><text:span text:style-name="T7">Webcam </text:span><text:span text:style-name="T10">untuk sistem keamanan. dalam bentuk </text:span><text:span text:style-name="T11">prototipe</text:span><text:span text:style-name="T10">. </text:span><text:span text:style-name="T7">Interface </text:span><text:span text:style-name="T10">untuk kendali perangkat menggunakan web server yang dapat di akses di mana saja, baik menggunakan browser di PC maupun </text:span><text:span text:style-name="T7">Smartphone </text:span><text:span text:style-name="T10">yang terkoneksi ke </text:span><text:span text:style-name="T7">internet</text:span><text:span text:style-name="T10">. Penelitian ini tidak membahas kinerja teknis kendalian secara nyata, jadi sistem yang dihasilkan masih berupa simulasi dan hanya mengendalikan lampu.</text:span></text:p>
      <text:p text:style-name="P5"><text:span text:style-name="T10">Berbeda dengan penelitian yang dilakukan oleh (Haryanto Sitohang, 2015) yang membahas tentang Implementasi </text:span><text:span text:style-name="T7">Home Automation</text:span><text:span text:style-name="T10"> Berbasis Web Pada Kontrol Dan </text:span><text:span text:style-name="T7">Server Raspberry Pi</text:span><text:span text:style-name="T10">”. dilakukan pengujian ketahanan </text:span><text:span text:style-name="T7">Raspberry Pi</text:span><text:span text:style-name="T10"> saat beroperasi yang dimaksudkan untuk menguji ketahanan suhu dari </text:span><text:span text:style-name="T7">Raspberry Pi</text:span><text:span text:style-name="T10"> dengan cara membaca suhu dari CPU </text:span><text:span text:style-name="T7">Raspberry Pi</text:span><text:span text:style-name="T10"> untuk jangka waktu yang lama digunakan sebagai server. Pengujian ketahanan suhu CPU </text:span><text:span text:style-name="T7">Raspberry Pi</text:span><text:span text:style-name="T10"> dilakukan selama 7 hari dalam keadaan </text:span><text:span text:style-name="T7">Raspberry Pi</text:span><text:span text:style-name="T10"> tetap menyala atau bekerja. Pada penelitian tersebut tidak diuraikan bagaimana merancang sistem secara keseluruhan dan hanya terfokus pada pengujian ketahanan </text:span><text:span text:style-name="T6">Raspberry Pi</text:span><text:span text:style-name="T10"> dalam beroperasi.</text:span></text:p>
      <text:p text:style-name="P6"><text:span text:style-name="T12">Berbeda dengan empat penelitian yang telah dilakukan di atas yang membuat sistem pengendali tanpa membahas tata letak dan teknis penggunaan sensor dan </text:span><text:span text:style-name="T8">aktuator</text:span><text:span text:style-name="T12">, pada penelitian ini akan membuat sebuah sistem yang dapat mengendalikan perangkat-perangkat elektronik dengan memperhitungkan pemasangan sensor dan </text:span><text:span text:style-name="T8">aktuator</text:span><text:span text:style-name="T12">. Selain itu penelitian ini juga mengembangkan ide-ide yang belum diterapkan dari penelitian terdahulu, yaitu <text:s/>perancangan sistem </text:span><text:span text:style-name="T8">monitoring</text:span><text:span text:style-name="T12"> untuk </text:span><text:span text:style-name="T8">smarthome</text:span><text:span text:style-name="T12">, mengembangkan </text:span><text:span text:style-name="T8">interface</text:span><text:span text:style-name="T12"> web agar lebih menarik dan lebih mudah dioperasikan, serta merancang teknis kerja sensor dan </text:span><text:span text:style-name="T8">aktuator</text:span><text:span text:style-name="T12"> yang tepat agar dapat dioperasikan secara efektif.</text:span></text:p>
      <text:list xml:id="list7453369331538110136" text:style-name="L2">
        <text:list-item>
          <text:list>
            <text:list-item>
              <text:h text:style-name="P48" text:outline-level="2"><draw:frame text:anchor-type="paragraph" draw:z-index="2" draw:name="Shape1" draw:style-name="gr1" draw:text-style-name="P60" svg:width="0.5307in" svg:height="0.1953in" svg:x="5.0311in" svg:y="-0.3929in"><draw:text-box><text:p text:style-name="P59"><text:span text:style-name="T74">7</text:span></text:p></draw:text-box></draw:frame><text:span text:style-name="T31">Sistem </text:span><text:span text:style-name="T34">Monitoring</text:span><text:span text:style-name="T31"> dan Pengendali </text:span><text:span text:style-name="T32">Berbasis Web</text:span></text:h>
            </text:list-item>
          </text:list>
        </text:list-item>
      </text:list>
      <text:list xml:id="list7142280446134496988" text:style-name="WWNum2">
        <text:list-item>
          <text:h text:style-name="P51" text:outline-level="2"><text:span text:style-name="T33">Sistem </text:span><text:span text:style-name="T35">Monitoring</text:span></text:h>
        </text:list-item>
      </text:list>
      <text:p text:style-name="P7"><text:span text:style-name="T50">Dalam sebuah pekerjaan tentunya sebuah pengawasan atau pemantauan sangat penting demi menjaga kualitas ataupun hasil dari setiap pekerjaan untuk kemudian ditindaklanjuti, </text:span><text:span text:style-name="T51">t</text:span><text:span text:style-name="T52">idak tertutup kemungkinan juga dalam kehidupan sehari-hari seperti tempat tinggal kita. </text:span></text:p>
      <text:p text:style-name="P8"><text:span text:style-name="T51">Perkembangan</text:span><text:span text:style-name="T52"> teknologi masa kini yang memungkinkan untuk mengawasi setiap detil kejadian yang ada dirumah kita dari jarak yang </text:span><text:span text:style-name="T51">sangat </text:span><text:span text:style-name="T52">jauh </text:span><text:span text:style-name="T51">sekalipun</text:span><text:span text:style-name="T52">. </text:span><text:span text:style-name="T51">Sehingga kita tidak perlu khawatir untuk pergi meninggalkan rumah.</text:span></text:p>
      <text:p text:style-name="P1"><text:a xlink:type="simple" xlink:href="http://www.ruangpintar.com/2016/10/definisi-pengertian-monitoring-menurut.html" office:target-frame-name="_blank" xlink:show="new" text:style-name="Internet_20_link" text:visited-style-name="Visited_20_Internet_20_Link"><text:span text:style-name="T60">Pengertian </text:span></text:a><text:a xlink:type="simple" xlink:href="http://www.ruangpintar.com/2016/10/definisi-pengertian-monitoring-menurut.html" office:target-frame-name="_blank" xlink:show="new" text:style-name="Internet_20_link" text:visited-style-name="Visited_20_Internet_20_Link"><text:span text:style-name="T61">Monitoring</text:span></text:a><text:span text:style-name="T39"> </text:span><text:span text:style-name="T45"><text:s/>dapat </text:span><text:span text:style-name="T46">diartikan</text:span><text:span text:style-name="T45"> sebagai salah satu bagian dari pengumpulan informasi maupun data yang bertujuan untuk menilai hasil yang dilakukan secara berkelanjutan dan tentunya objektif.</text:span></text:p>
      <text:list xml:id="list4829980277619" text:continue-numbering="true" text:style-name="WWNum2">
        <text:list-item>
          <text:h text:style-name="P50" text:outline-level="2">Sistem Pengendali</text:h>
        </text:list-item>
      </text:list>
      <text:p text:style-name="P26">Menurut <text:span text:style-name="T68">Erinofiardi</text:span> (2012:261), <text:span text:style-name="T68">“Suatu sistem kontrol otomatis dalam suatu proses kerja berfungsi mengendalikan proses tanpa adanya campur tangan manusia (otomatis)”</text:span>. </text:p>
      <text:p text:style-name="P24">Kontrol otomatis mempunyai peran penting dalam dunia industri modern saat ini. Seiring perkembangan kemajuan ilmu pengetahuan dan teknologi, sistem kontrol otomatis telah mendorong manusia untuk berusaha mengatasi segala permasalahan yang timbul di sekitarnya dengan cara yang lebih mudah, efisien dan efektif. Adanya kontrol otomatis secara tidak langsung dapat menggantikan peran manusia dalam meringankan segala aktifitasnya.</text:p>
      <text:p text:style-name="P19">Dalam sistem kontrol kita mengenal adanya Sistem <text:span text:style-name="T69">Kendali</text:span> <text:span text:style-name="T68">Loop</text:span> Terbuka ( <text:span text:style-name="T68">Open-loop Control System</text:span>) dan Sistem <text:span text:style-name="T69">Kendali</text:span> <text:span text:style-name="T68">Loop</text:span> Tertutup (<text:span text:style-name="T68">Closed-loop Control System</text:span>).</text:p>
      <text:p text:style-name="P10"/>
      <text:list xml:id="list4830960136163" text:continue-numbering="true" text:style-name="WWNum2">
        <text:list-item>
          <text:list>
            <text:list-item>
              <text:p text:style-name="P9"><draw:frame text:anchor-type="paragraph" draw:z-index="3" draw:name="Shape1" draw:style-name="gr1" draw:text-style-name="P60" svg:width="0.4941in" svg:height="0.1953in" svg:x="5.0728in" svg:y="-0.3929in"><draw:text-box><text:p text:style-name="P59"><text:span text:style-name="T74">8</text:span></text:p></draw:text-box></draw:frame>Sistem <text:span text:style-name="T69">Kendali</text:span> <text:span text:style-name="T68">Loop</text:span> Terbuka</text:p>
            </text:list-item>
          </text:list>
        </text:list-item>
      </text:list>
      <text:p text:style-name="P27">Sistem <text:span text:style-name="T69">Kendali</text:span> <text:span text:style-name="T68">loop</text:span> terbuka adalah suatu sistem <text:span text:style-name="T69">Kendali</text:span> yang keluarannya tidak berpengaruh terhadap aksi <text:span text:style-name="T69">pengendalian</text:span>. Dengan demikian pada sistem <text:span text:style-name="T69">kendali</text:span> ini, nilai keluaran tidak di umpan-balikkan ke parameter pengendalian.</text:p>
      <text:list xml:id="list4830319955810" text:continue-numbering="true" text:style-name="WWNum2">
        <text:list-item>
          <text:list>
            <text:list-item>
              <text:p text:style-name="P11">Sistem <text:span text:style-name="T69">Kendali</text:span> <text:span text:style-name="T68">Loop</text:span> Tertutup</text:p>
            </text:list-item>
          </text:list>
        </text:list-item>
      </text:list>
      <text:p text:style-name="P29"><text:span text:style-name="T36">Sistem </text:span><text:span text:style-name="T37">kendali</text:span><text:span text:style-name="T36"> </text:span><text:span text:style-name="T38">loop</text:span><text:span text:style-name="T36"> tertutup adalah Suatu sistem </text:span><text:span text:style-name="T37">kendali</text:span><text:span text:style-name="T36"> yang sinyal keluarannya memiliki pengaruh langsung terhadap aksi pengendalian yang dilakukan. Yang menjadi ciri dari sistem pengendali tertutup adalah adanya sinyal umpan balik.</text:span></text:p>
      <text:list xml:id="list4830718002660" text:continue-list="list7453369331538110136" text:style-name="L2">
        <text:list-item>
          <text:list>
            <text:list-item>
              <text:h text:style-name="P46" text:outline-level="2">Jaringan Komputer</text:h>
            </text:list-item>
          </text:list>
        </text:list-item>
      </text:list>
      <text:p text:style-name="P35">Secara umum yang disebut sebagai jaringan komputer adalah beberapa komputer yang dapat saling berhubungan dan melakukan komunikasi satu sama lain dengan menggunakan perangkat jaringan seperti ethernet card, bridge, modem dan lain-lain.</text:p>
      <text:p text:style-name="P36">Antar perangkat jaringan tersebut dihubungkan melalui media, bisa wireless maupun dengan media kabel seperti UTP, STP maupun fiber optic.</text:p>
      <text:p text:style-name="P38">Keuntungan menggunakan jaringan komputer antara lain:</text:p>
      <text:list xml:id="list6177946766034245099" text:style-name="L3">
        <text:list-item>
          <text:p text:style-name="P16">Dapat melakukan pertukaran data atau file.</text:p>
        </text:list-item>
        <text:list-item>
          <text:p text:style-name="P15">Pemakaian printer secara bersama oleh semua unit komputer yang terhubung.</text:p>
        </text:list-item>
        <text:list-item>
          <text:p text:style-name="P15">Komunikasi antar karyawan dalam suatu lingkungan departemen menjadi lebih efektif dengan adanya program Email dan Chatting.</text:p>
        </text:list-item>
        <text:list-item>
          <text:p text:style-name="P15">Akses data antar komputer dapat dibatasi dari pengguna yang tidak diinginkan melalui pemasangan password di tiap komputer.</text:p>
        </text:list-item>
        <text:list-item>
          <text:p text:style-name="P15">Bila salah satu unit komputer terhubung dengan Internet melalui modem atau LAN, maka semua atau sebagian unit komputer pada jaringan dapat juga mengakses internet dengan metode sharing connection.</text:p>
        </text:list-item>
      </text:list>
      <text:p text:style-name="P38"><draw:frame text:anchor-type="paragraph" draw:z-index="4" draw:name="Shape1" draw:style-name="gr1" draw:text-style-name="P60" svg:width="0.5307in" svg:height="0.1953in" svg:x="5.061in" svg:y="-0.3839in"><draw:text-box><text:p text:style-name="P59"><text:span text:style-name="T74">9</text:span></text:p></draw:text-box></draw:frame><text:soft-page-break/></text:p>
      <text:list xml:id="list4831352898008" text:continue-list="list4830718002660" text:style-name="L2">
        <text:list-item>
          <text:list>
            <text:list-item>
              <text:h text:style-name="P47" text:outline-level="2">Raspberry Pi</text:h>
            </text:list-item>
          </text:list>
        </text:list-item>
      </text:list>
      <text:p text:style-name="P43">Menurut <text:span text:style-name="T68">Ash Stone</text:span> (2012), <text:span text:style-name="T68">“Raspberry Pi adalah sebuah mini komputer yang ukurannya sama dengan credit card yang dapat digunakan untuk banyak hal seperti yang komputer bisa lakukan, seperti spreadsheets, word processing, permainan, dan juga pemrograman.”</text:span></text:p>
      <text:p text:style-name="P37"><text:span text:style-name="T57">Raspberry Pi</text:span><text:span text:style-name="T55"> juga bisa digunakan untuk pengontrolan lebih dari satu </text:span><text:span text:style-name="T57">device</text:span><text:span text:style-name="T55">, baik jarak dekat ataupun jarak jauh. Berbeda dengan </text:span><text:span text:style-name="T57">mikrokontroler</text:span><text:span text:style-name="T55">, </text:span><text:span text:style-name="T57">Raspberry Pi</text:span><text:span text:style-name="T55"> dapat mengontrol lebih dari 1 unit </text:span><text:span text:style-name="T57">device</text:span><text:span text:style-name="T55"> yang ingin </text:span><text:span text:style-name="T56">dikendalikan</text:span><text:span text:style-name="T55">. Untuk pengontrolan unit </text:span><text:span text:style-name="T57">device</text:span><text:span text:style-name="T55"> yang akan </text:span><text:span text:style-name="T56">dikendalikan</text:span><text:span text:style-name="T55">, </text:span><text:span text:style-name="T57">Raspberry Pi</text:span><text:span text:style-name="T55"> menggunakan bahasa </text:span><text:span text:style-name="T57">Python</text:span><text:span text:style-name="T55"> sebagai bahasa pemrogramannya.</text:span></text:p>
      <text:p text:style-name="P39"><text:span text:style-name="T68">Raspberry Pi </text:span>memiliki beberapa berbagai fitur, yaitu Micro SD yang berfungsi sebagai <text:span text:style-name="T68">harddisk, port usb, port Ethernet, audio video output</text:span>, HDMI Video, CPU 400-700 MHz, dan yang paling penting adalah <text:span text:style-name="T68">Raspberry Pi</text:span> memiliki pin GPIO yang berfungsi untuk <text:span text:style-name="T68">interface</text:span> dengan berbagai perangkat elektronik.</text:p>
      <text:p text:style-name="P40">Bahasa yang digunakan dalam pengontrolan adalah bahasa Python. </text:p>
      <text:p text:style-name="P44">Menurut Dr. Andrew N Harrington (2009), <text:span text:style-name="T68">“bahasa python adalah bahasa pemrograman yang memiliki banyak fungsi, interaktif, berorientasi objek dan merupakan bahasa pemrograman tingkat tinggi. Bahasa python adalah bahasa pemrograman formal dengan aturan-aturan dan format spesifiknya sendiri.”</text:span></text:p>
      <text:p text:style-name="P39">Richardson dan Wallace menjelaskan beberapa cara yang dapat dilakukan oleh Raspberry Pi diantaranya sebagai berikut :</text:p>
      <text:list xml:id="list5120812524984626105" text:style-name="L4">
        <text:list-item>
          <text:p text:style-name="P18">General Purpose Computing</text:p>
        </text:list-item>
      </text:list>
      <text:p text:style-name="P25">Perlu diingat bahwa <text:span text:style-name="T68">Raspberry Pi</text:span> adalah sebuah komputer dan memang pada faktanya dapat digunakan sebagai sebuah komputer. Setelah perangkat ini siap untuk digunakan kita bisa memilih untuk <text:span text:style-name="T68">boot</text:span> langsung ke dalam GUI (<text:span text:style-name="T68">Graphical User Interface</text:span>) dan didalamnya terdapat sebuah <text:soft-page-break/><text:span text:style-name="T68">web browser</text:span> yang merupakan aplikasi yang banyak digunakan komputer sekarang ini.</text:p>
      <text:p text:style-name="P20"><draw:frame text:anchor-type="paragraph" draw:z-index="5" draw:name="Shape1" draw:style-name="gr2" draw:text-style-name="P60" svg:width="0.7043in" svg:height="0.2303in" svg:x="4.9764in" svg:y="-1.0535in"><draw:text-box><text:p text:style-name="P59"><text:span text:style-name="T74">10</text:span></text:p></draw:text-box></draw:frame>Perangkat ini juga dapat di<text:span text:style-name="T70">pasang</text:span> banyak aplikasi gratis seperti <text:span text:style-name="T68">LibreOffice</text:span> yang digunakan untuk pekerjaan-pekerjaan kantor.</text:p>
      <text:list xml:id="list4830950556212" text:continue-numbering="true" text:style-name="L4">
        <text:list-item>
          <text:p text:style-name="P17">Learning to Program</text:p>
        </text:list-item>
      </text:list>
      <text:p text:style-name="P25"><text:span text:style-name="T68">Raspberry Pi</text:span> pada dasarnya ditujukan sebagai alat edukasi untuk mendorong anak-anak bereksperimen dengan komputer. Perangkat ini sudah terpasang dengan <text:span text:style-name="T68">interpreters</text:span> dan <text:span text:style-name="T68">compilers</text:span> untuk berbagai bahasa pemrograman.</text:p>
      <text:p text:style-name="P20">Untuk pemula telah disediakan <text:span text:style-name="T68">Scratch</text:span>, sebuah bahasa pemrograman yang berasaskan grafik dari MIT. Kita bisa menulis program untuk <text:span text:style-name="T68">Raspberry Pi</text:span> dalam berbagai bahasa seperti C, <text:span text:style-name="T68">Ruby, Java, Python</text:span>, dan <text:span text:style-name="T68">Perl</text:span>.</text:p>
      <text:list xml:id="list4830291353324" text:continue-numbering="true" text:style-name="L4">
        <text:list-item>
          <text:p text:style-name="P17">Project platform</text:p>
        </text:list-item>
      </text:list>
      <text:p text:style-name="P20"><text:span text:style-name="T68">Raspberry Pi</text:span> membedakan dirinya dari komputer pada umumnya bukan dari segi harga dan ukurannya saja, tapi juga karena kemampuannya berintegrasi dengan proyek-proyek elektronik. Sumber (2013:14) <text:span text:style-name="T68">Rick Golden Raspberry Pi Network Cookbook</text:span>.</text:p>
      <text:list xml:id="list4831106710369" text:continue-list="list4831352898008" text:style-name="L2">
        <text:list-item>
          <text:list>
            <text:list-item>
              <text:list>
                <text:list-item>
                  <text:h text:style-name="P53" text:outline-level="2"><text:span text:style-name="T71">Perangkat Keras</text:span> Raspberry Pi</text:h>
                </text:list-item>
              </text:list>
            </text:list-item>
          </text:list>
        </text:list-item>
      </text:list>
      <text:p text:style-name="P20"><text:span text:style-name="T68">Raspberry Pi</text:span> 2 model B yang mempunyai bagian antara lain:</text:p>
      <text:list xml:id="list3575603632964242406" text:style-name="L5">
        <text:list-item>
          <text:p text:style-name="P21">CPU dan GPU</text:p>
        </text:list-item>
      </text:list>
      <text:p text:style-name="P28"><text:span text:style-name="T68">Prosessor</text:span> yang digunakan pada <text:span text:style-name="T68">Raspberry Pi</text:span> 2 Model B adalah <text:span text:style-name="T68">Quad-core</text:span> ARM <text:span text:style-name="T68">Cortex</text:span>–A7 dengan kecepatan <text:span text:style-name="T68">Clock</text:span> sebesar 900Mhz dan GPU atau <text:span text:style-name="T68">Graphic Processing Unit</text:span> yang dipakai adalah Video <text:span text:style-name="T68">Core</text:span> IV 3D.</text:p>
      <text:p text:style-name="P30"/>
      <text:p text:style-name="P30"/>
      <text:p text:style-name="P30"/>
      <text:list xml:id="list4830226603724" text:continue-numbering="true" text:style-name="L5">
        <text:list-item>
          <text:p text:style-name="P21"><draw:frame text:anchor-type="paragraph" draw:z-index="6" draw:name="Shape1" draw:style-name="gr2" draw:text-style-name="P60" svg:width="0.7043in" svg:height="0.2303in" svg:x="4.9764in" svg:y="-0.3772in"><draw:text-box><text:p text:style-name="P59"><text:span text:style-name="T74">11</text:span></text:p></draw:text-box></draw:frame><text:soft-page-break/><text:span text:style-name="T68">Memory</text:span> (RAM)</text:p>
        </text:list-item>
      </text:list>
      <text:p text:style-name="P30"><text:span text:style-name="T68">Raspberry Pi</text:span> 2 model B ini menggunakan RAM sebesar 1 GB. RAM ini diletakkan menyatu dengan <text:span text:style-name="T68">Prosessor Broadcom</text:span> BCM 2836.</text:p>
      <text:list xml:id="list4829729166730" text:continue-numbering="true" text:style-name="L5">
        <text:list-item>
          <text:p text:style-name="P23">Catu Daya</text:p>
        </text:list-item>
      </text:list>
      <text:p text:style-name="P31">Untuk Catu Daya, <text:span text:style-name="T68">Raspberry Pi</text:span> menggunakan konektor <text:span text:style-name="T68">Micro</text:span>USB yang biasa digunakan pada <text:span text:style-name="T68">Charger Smartphone Android</text:span>, catu daya ini bekerja pada tegangan 5V dengan arus minimal 1A agar <text:span text:style-name="T68">Raspberry Pi </text:span>bisa bekerja secara maksimal.</text:p>
      <text:list xml:id="list4830990504495" text:continue-numbering="true" text:style-name="L5">
        <text:list-item>
          <text:p text:style-name="P22"><text:span text:style-name="T68">Micro</text:span>SD <text:span text:style-name="T68">Card</text:span></text:p>
        </text:list-item>
      </text:list>
      <text:p text:style-name="P31">Bagian ini berfungsi untuk tempat memasukkan SD-<text:span text:style-name="T68">Card</text:span> yang sudah diisi dengan salah satu OS <text:span text:style-name="T68">Raspberry Pi</text:span>.</text:p>
      <text:p text:style-name="P31">OS tersebut adalah <text:span text:style-name="T68">Raspbian wheezy, Pidora, Arch Linux, Raspbmc, OpenELEC</text:span>, dll. Dan yang Terbaru <text:span text:style-name="T68">Raspberry pi</text:span> 2 Model B ini Mendukung OS <text:span text:style-name="T68">Microsoft</text:span> <text:span text:style-name="T68">Windows</text:span> 10.</text:p>
      <text:list xml:id="list4831565667509" text:continue-numbering="true" text:style-name="L5">
        <text:list-item>
          <text:p text:style-name="P22"><text:span text:style-name="T68">Port</text:span> HDMI</text:p>
        </text:list-item>
      </text:list>
      <text:p text:style-name="P31"><text:span text:style-name="T68">Port</text:span> ini berfungsi untuk menampilkan OS <text:span text:style-name="T68">Raspberry</text:span> pada TV yang mempunyai <text:span text:style-name="T68">port</text:span> HDMI.</text:p>
      <text:list xml:id="list4830983590915" text:continue-numbering="true" text:style-name="L5">
        <text:list-item>
          <text:p text:style-name="P22">Konektor Audio Video</text:p>
        </text:list-item>
      </text:list>
      <text:p text:style-name="P31">Berfungsi sebagai konektor untuk <text:span text:style-name="T68">Speaker</text:span> atau <text:span text:style-name="T68">Headset</text:span> dan <text:span text:style-name="T68">Composite</text:span> Video.</text:p>
      <text:list xml:id="list4830552696797" text:continue-numbering="true" text:style-name="L5">
        <text:list-item>
          <text:p text:style-name="P22">LED indikator</text:p>
        </text:list-item>
      </text:list>
      <text:p text:style-name="P31">Terdapat 2 Led yang masing-masing berfungsi sebagai Indikator catu daya dan proses kerja CPU.</text:p>
      <text:list xml:id="list4831630883708" text:continue-numbering="true" text:style-name="L5">
        <text:list-item>
          <text:p text:style-name="P22"><text:span text:style-name="T68">Port</text:span> USB</text:p>
        </text:list-item>
      </text:list>
      <text:p text:style-name="P31">Mempunyai 4 <text:span text:style-name="T68">slot</text:span> USB, Selayaknya penggunaan pada komputer, <text:span text:style-name="T68">port</text:span> ini berfungsi untuk menyambungkan berbagai macam <text:soft-page-break/>perangkat USB seperti Flash <text:span text:style-name="T68">Disk</text:span>, USB <text:span text:style-name="T68">Dongle</text:span>, USB <text:span text:style-name="T68">Webcam</text:span>, <text:span text:style-name="T68">CardReader</text:span>, dll.</text:p>
      <text:list xml:id="list4831620639700" text:continue-numbering="true" text:style-name="L5">
        <text:list-item>
          <text:p text:style-name="P22"><draw:frame text:anchor-type="paragraph" draw:z-index="7" draw:name="Shape1" draw:style-name="gr2" draw:text-style-name="P60" svg:width="0.7043in" svg:height="0.2303in" svg:x="4.9764in" svg:y="-1.0535in"><draw:text-box><text:p text:style-name="P59"><text:span text:style-name="T74">12</text:span></text:p></draw:text-box></draw:frame><text:span text:style-name="T68">Port</text:span> LAN (RJ-45)</text:p>
        </text:list-item>
      </text:list>
      <text:p text:style-name="P31">Untuk menghubungkan <text:span text:style-name="T68">Raspberry Pi</text:span> ke Jaringan melalui konektor RJ 45 dan kabel UTP.</text:p>
      <text:list xml:id="list4830654902613" text:continue-numbering="true" text:style-name="L5">
        <text:list-item>
          <text:p text:style-name="P22">GPIO (<text:span text:style-name="T68">General Purpose Input Output</text:span>)</text:p>
        </text:list-item>
      </text:list>
      <text:p text:style-name="P31">Mempunyai 40 pin GPIO. Bagian ini merupakan salah satu keunggulan <text:span text:style-name="T68">Raspberry Pi</text:span> dengan Komputer mini sebelumnya, karena pengguna bisa memprogram pin-pin GPIO ini sesuai dengan kebutuhan mereka.</text:p>
      <text:list xml:id="list4830802875617" text:continue-list="list4831106710369" text:style-name="L2">
        <text:list-item>
          <text:list>
            <text:list-item>
              <text:list>
                <text:list-item>
                  <text:h text:style-name="P52" text:outline-level="2"><text:span text:style-name="T71">Perangkat Lunak</text:span> Raspberry Pi</text:h>
                  <text:list>
                    <text:list-item>
                      <text:h text:style-name="P54" text:outline-level="2">Sistem Operasi</text:h>
                    </text:list-item>
                  </text:list>
                </text:list-item>
              </text:list>
            </text:list-item>
          </text:list>
        </text:list-item>
      </text:list>
      <text:p text:style-name="P32"><text:span text:style-name="T68">Raspberry Pi</text:span> merupakan mini komputer dan tentunya memerlukan sistem operasi agar bisa bekerja, <text:span text:style-name="T68">Raspbian Jessie</text:span> merupakan salah satu sistem operasi yang dapat digunakan pada <text:span text:style-name="T68">Raspberry Pi</text:span>, masih banyak lagi sistem operasi yang dapat digunakan pada <text:span text:style-name="T68">Raspberry Pi</text:span> namun pada umumnya <text:span text:style-name="T68">Raspbian Jessie</text:span> inilah yang paling banyak digunakan oleh para pengguna <text:span text:style-name="T68">Raspberry Pi</text:span>.</text:p>
      <text:p text:style-name="P32"><text:span text:style-name="T68">Raspbian Jessie</text:span> adalah sistem operasi gratis yang berbasis Debian yang telah dioptimalkan untuk <text:span text:style-name="T68">Raspberry Pi,</text:span> Di sistem operasi ini sudah ada program dasar dan kelengkapan yang membuat <text:span text:style-name="T68">Raspberry Pi</text:span> berjalan dengan baik, namun selain itu <text:span text:style-name="T68">Raspbian Jessie</text:span> juga terdapat lebih dari 35000 paket <text:span text:style-name="T68">software</text:span> tambahan dengan format yang mudah dalam penginstallannya pada <text:span text:style-name="T68">Raspberry Pi.</text:span></text:p>
      <text:list xml:id="list4830661523570" text:continue-numbering="true" text:style-name="L2">
        <text:list-item>
          <text:list>
            <text:list-item>
              <text:list>
                <text:list-item>
                  <text:list>
                    <text:list-item>
                      <text:h text:style-name="P55" text:outline-level="2">GPIO (General Input Output)</text:h>
                    </text:list-item>
                  </text:list>
                </text:list-item>
              </text:list>
            </text:list-item>
          </text:list>
        </text:list-item>
      </text:list>
      <text:p text:style-name="P32">Agar GPIO(<text:span text:style-name="T68">General Input Output</text:span>) pada <text:span text:style-name="T68">Raspberry Pi</text:span> bekerja dengan baik maka terlebih dahulu menginstal <text:span text:style-name="T68">library</text:span> dari BCM2835 pada <text:span text:style-name="T68">Raspberry Pi</text:span>. Pin GPIO (<text:span text:style-name="T68">General Purpose Input Output</text:span>) <text:span text:style-name="T68">Raspberry Pi</text:span> adalah pin <text:span text:style-name="T68">generic</text:span> pada <text:span text:style-name="T68">chip</text:span> yang dapat dikontrol <text:soft-page-break/>(diprogram) melalui perangkat lunak baik di konfigurasi sebagai pin <text:span text:style-name="T68">input</text:span> maupun pin <text:span text:style-name="T68">output</text:span>. <text:span text:style-name="T68">Raspberry Pi</text:span> GPIO memiliki 40 pin dengan ukuran 2,54mm. konektor GPIO memiliki fitur-fitur diantaranya :</text:p>
      <text:list xml:id="list5805844523479937338" text:style-name="L6">
        <text:list-item>
          <text:p text:style-name="P13"><draw:frame text:anchor-type="paragraph" draw:z-index="8" draw:name="Shape1" draw:style-name="gr2" draw:text-style-name="P60" svg:width="0.7043in" svg:height="0.2303in" svg:x="4.9764in" svg:y="-1.3917in"><draw:text-box><text:p text:style-name="P59"><text:span text:style-name="T74">13</text:span></text:p></draw:text-box></draw:frame>Pin antarmuka I2C yang memungkinkan untuk menghubungkan modul <text:span text:style-name="T72">perangkat keras</text:span> <text:span text:style-name="T71">hanya </text:span>dengan dua pin <text:span text:style-name="T71">GPIO</text:span>.</text:p>
        </text:list-item>
        <text:list-item>
          <text:p text:style-name="P14">Antarmuka SPI, memiliki konsep mirip dengan I2C tetapi dengan standar yang berbeda.</text:p>
        </text:list-item>
        <text:list-item>
          <text:p text:style-name="P12">Serial <text:span text:style-name="T68">Rx</text:span> dan <text:span text:style-name="T68">Tx</text:span>, pin untuk berkomunikasi dengan perangkat serial.</text:p>
        </text:list-item>
        <text:list-item>
          <text:p text:style-name="P12">Pin PWM (<text:span text:style-name="T68">Pulse Width Modulation</text:span>) untuk <text:span text:style-name="T73">kontrol</text:span> daya.</text:p>
        </text:list-item>
        <text:list-item>
          <text:p text:style-name="P12">Pin PPM (<text:span text:style-name="T68">Pulse Position Modulation</text:span>) untuk mengendalikan motor <text:span text:style-name="T68">servo</text:span></text:p>
        </text:list-item>
      </text:list>
      <text:p text:style-name="P33">Tegangan yang disediakan GND, 3.3V dan 5V, semua pin GPIO dapat digunaka<text:span text:style-name="T73">n</text:span> baik sebagai digital <text:span text:style-name="T68">input</text:span> atau <text:span text:style-name="T68">output</text:span>. Pin yang berlabel SCL dan SDA dapat digunakan untuk I2C. Pin yang berlabel MOSI, MISO dan SCKL dapat digunakan untuk menghubungkan ke perangkat SPI kecepatan tinggi. Semua pin memiliki tingkat logika 3.3V sehingga tingkat <text:span text:style-name="T68">output</text:span> 0-3.3V dan <text:span text:style-name="T68">input</text:span> tidak boleh lebih tinggi dari 3.3V.</text:p>
      <text:list xml:id="list4831398179098" text:continue-list="list4830661523570" text:style-name="L2">
        <text:list-item>
          <text:list>
            <text:list-item>
              <text:list>
                <text:list-item>
                  <text:list>
                    <text:list-item>
                      <text:h text:style-name="P56" text:outline-level="2">Web Server</text:h>
                    </text:list-item>
                  </text:list>
                </text:list-item>
              </text:list>
            </text:list-item>
          </text:list>
        </text:list-item>
      </text:list>
      <text:p text:style-name="P33"><text:span text:style-name="T68">Web server</text:span> adalah sebuah aplikasi <text:span text:style-name="T68">server</text:span> yang melayani permintaan HTTP atau HTTPS dari <text:span text:style-name="T68">browser</text:span> dan mengirimkannya kembali dalam bentuk halaman-halaman <text:span text:style-name="T68">web</text:span>. Halaman-halaman <text:span text:style-name="T68">web</text:span> yang dikirim oleh <text:span text:style-name="T68">web server</text:span> biasanya berupa file-file HTML dan CSS yang nantinya akan <text:span text:style-name="T68">diparsing</text:span> atau ditata oleh browser sehingga menjadi halaman-halaman <text:span text:style-name="T68">web</text:span> yang bagus dan mudah dibaca.</text:p>
      <text:p text:style-name="P34">Cara kerja dari <text:span text:style-name="T68">web server</text:span> sebenarnya sangat mudah dipahami. Proses yang akan terjadi pada browser adalah browser akan membentuk koneksi dengan<text:span text:style-name="T68"> web server</text:span>, meminta halaman <text:span text:style-name="T68">website</text:span> <text:soft-page-break/>dan menerimanya. <text:span text:style-name="T68">Web server</text:span> kemudian mengecek permintaan tersebut apakah tersedia atau tidak. Apabila tersedia, maka <text:span text:style-name="T68">web server</text:span> akan mengirimkan data kepada <text:span text:style-name="T68">browser</text:span>.</text:p>
      <text:list xml:id="list4831558246692" text:continue-numbering="true" text:style-name="L2">
        <text:list-item>
          <text:list>
            <text:list-item>
              <text:list>
                <text:list-item>
                  <text:list>
                    <text:list-item>
                      <text:h text:style-name="P55" text:outline-level="2"><draw:frame text:anchor-type="paragraph" draw:z-index="9" draw:name="Shape1" draw:style-name="gr2" draw:text-style-name="P60" svg:width="0.7043in" svg:height="0.2303in" svg:x="4.9764in" svg:y="-1.3807in"><draw:text-box><text:p text:style-name="P59"><text:span text:style-name="T74">14</text:span></text:p></draw:text-box></draw:frame>HTML (<text:span text:style-name="T68">Hypertext Markup Language</text:span>)</text:h>
                    </text:list-item>
                  </text:list>
                </text:list-item>
              </text:list>
            </text:list-item>
          </text:list>
        </text:list-item>
      </text:list>
      <text:p text:style-name="P33">HTML (<text:span text:style-name="T68">Hypertext Markup Language</text:span>) merupakan bahasa yang digunakan untuk membuat <text:span text:style-name="T68">website</text:span>. Menggunakan <text:span text:style-name="T68">tag</text:span> untuk mendeklarasikan sesuatu dan <text:span text:style-name="T68">tag</text:span> tersebut tidak ditampilkan tetapi <text:span text:style-name="T68">tag</text:span> tersebut memberi tahu browser bagaimana cara menampilkan dokumen <text:span text:style-name="T68">website</text:span>.</text:p>
      <text:p text:style-name="P34">Serta dapat saling berhubungan dengan dokumen HTML lain yang dikenal dengan istilah <text:span text:style-name="T68">link</text:span>. Suatu halaman <text:span text:style-name="T68">website</text:span> sebenarnya hanya sebuah halaman teks, jika anda menggunakan <text:span text:style-name="T68">browser internet</text:span> <text:span text:style-name="T68">explorer</text:span> dan anda mengklik <text:span text:style-name="T68">view – source</text:span>, maka anda dapat melihat teks dari <text:span text:style-name="T68">web</text:span> tersebut. Tetapi teks tersebut diterjemahkan oleh browser menjadi halaman <text:span text:style-name="T68">website</text:span> yang enak dilihat.</text:p>
      <text:p text:style-name="P34">Teks merupakan bahasa universal bagi komputer, yang berarti setiap dokumen teks (termasuk <text:span text:style-name="T68">website</text:span>) yang anda buat melalui Windows dapat dibaca di sistem operasi lain seperti Mac OS, Linux, Unix dan lainnya.</text:p>
      <text:list xml:id="list4829730255345" text:continue-numbering="true" text:style-name="L2">
        <text:list-item>
          <text:list>
            <text:list-item>
              <text:list>
                <text:list-item>
                  <text:list>
                    <text:list-item>
                      <text:h text:style-name="P55" text:outline-level="2">PHP</text:h>
                    </text:list-item>
                  </text:list>
                </text:list-item>
              </text:list>
            </text:list-item>
          </text:list>
        </text:list-item>
      </text:list>
      <text:p text:style-name="P33">PHP adalah bahasa pemrograman <text:span text:style-name="T68">script</text:span> yang paling banyak dipakai saat ini. PHP banyak dipakai untuk memrogram situs <text:span text:style-name="T68">web</text:span> dinamis, walaupun tidak tertutup kemungkinan digunakan untuk pemakaian lain. PHP salah satunya digunakan untuk <text:span text:style-name="T68">database</text:span> dan pengontrolan alat elektronika.</text:p>
      <text:list xml:id="list4831171307149" text:continue-numbering="true" text:style-name="L2">
        <text:list-item>
          <text:list>
            <text:list-item>
              <text:h text:style-name="P49" text:outline-level="2">Server</text:h>
            </text:list-item>
          </text:list>
        </text:list-item>
      </text:list>
      <text:p text:style-name="P41"><text:span text:style-name="T68">Server</text:span> adalah sebuah sistem komputer yang menyediakan jenis layanan tertentu dalam sebuah jaringan komputer. <text:span text:style-name="T68">Server</text:span> didukung dengan prosesor yang bersifat <text:span text:style-name="T68">scalable</text:span> dan RAM yang besar, juga dilengkapi dengan sistem operasi <text:soft-page-break/>khusus, yang disebut sebagai sistem operasi jaringan atau <text:span text:style-name="T68">network operating system</text:span>.</text:p>
      <text:p text:style-name="P42"><draw:frame text:anchor-type="paragraph" draw:z-index="10" draw:name="Shape1" draw:style-name="gr2" draw:text-style-name="P60" svg:width="0.7043in" svg:height="0.2303in" svg:x="4.9764in" svg:y="-1.0535in"><draw:text-box><text:p text:style-name="P59"><text:span text:style-name="T74">15</text:span></text:p></draw:text-box></draw:frame><text:span text:style-name="T66">Server</text:span><text:span text:style-name="T67"> juga menjalankan perangkat lunak administratif yang mengontrol akses terhadap jaringan dan sumber daya yang terdapat di dalamnya, seperti halnya berkas atau alat pencetak (</text:span><text:span text:style-name="T66">printer</text:span><text:span text:style-name="T67">), dan memberikan akses kepada </text:span><text:span text:style-name="T66">workstation</text:span><text:span text:style-name="T67"> anggota jaring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iberation Serif1" svg:font-family="'Liberation Serif'" style:font-pitch="variable"/>
    <style:font-face style:name="Tinos" svg:font-family="Tino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id" fo:country="ID"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0pt" fo:language="id" fo:country="ID"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List_20_Paragraph1" style:display-name="List Paragraph1" style:family="paragraph" style:parent-style-name="Standard" style:default-outline-level="">
      <style:paragraph-properties fo:margin-left="0.5in" fo:margin-right="0in" fo:margin-top="0in" fo:margin-bottom="0.111in" loext:contextual-spacing="true" fo:text-indent="0in" style:auto-text-indent="false"/>
    </style:style>
    <style:style style:name="Contents_20_1" style:display-name="Contents 1" style:family="paragraph" style:parent-style-name="Index" style:default-outline-level="2" style:list-style-name="" style:class="index">
      <style:paragraph-properties fo:text-align="start" style:justify-single-word="false" style:writing-mode="lr-tb"/>
    </style:style>
    <style:style style:name="Heading_20_5" style:display-name="Heading 5"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1181in" fo:text-indent="-0.1181in" fo:margin-left="0.1181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2362in" fo:text-indent="-0.1181in" fo:margin-left="0.2362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0.3543in" fo:text-indent="-0.1181in" fo:margin-left="0.3543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0.472in" fo:text-indent="-0.1181in" fo:margin-left="0.472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0.5902in" fo:text-indent="-0.1181in" fo:margin-left="0.5902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0.7083in" fo:text-indent="-0.1181in" fo:margin-left="0.7083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0.8272in" fo:text-indent="-0.1181in" fo:margin-left="0.827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0.9453in" fo:text-indent="-0.1181in" fo:margin-left="0.9453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0634in" fo:text-indent="-0.1181in" fo:margin-left="1.0634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1575in" fo:text-indent="-0.1575in" fo:margin-left="0.1575in"/>
        </style:list-level-properties>
      </text:list-level-style-number>
      <text:list-level-style-bullet text:level="2" text:style-name="ListLabel_20_1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ListLabel_20_11"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ListLabel_20_12"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ListLabel_20_13"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ListLabel_20_14"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ListLabel_20_15"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ListLabel_20_16"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799in" fo:margin-bottom="1.1799in" fo:margin-left="1.5701in" fo:margin-right="1.1799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4:09:12</meta:creation-date>
    <dc:language>en-US</dc:language>
    <dc:date>2017-02-28T00:48:29.435267124</dc:date>
    <meta:editing-cycles>20</meta:editing-cycles>
    <meta:editing-duration>PT5H7M3S</meta:editing-duration>
    <meta:generator>LibreOffice/5.1.4.2$Linux_X86_64 LibreOffice_project/10m0$Build-2</meta:generator>
    <meta:print-date>2017-02-26T23:25:31.235128076</meta:print-date>
    <meta:document-statistic meta:table-count="0" meta:image-count="0" meta:object-count="0" meta:page-count="11" meta:paragraph-count="94" meta:word-count="2191" meta:character-count="15761" meta:non-whitespace-character-count="13694"/>
  </office:meta>
</office:document-meta>
</file>